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.1388in" fo:line-height="115%"/>
    </style:style>
    <style:style style:name="T2" style:parent-style-name="DefaultParagraphFont" style:family="text">
      <style:text-properties style:font-name-asian="Calibri" style:font-name-complex="Calibri" fo:font-weight="bold" style:font-weight-asian="bold" fo:color="#000000" fo:font-size="28pt" style:font-size-asian="28pt"/>
    </style:style>
    <style:style style:name="P3" style:parent-style-name="Normal" style:family="paragraph">
      <style:paragraph-properties fo:text-align="center" fo:margin-bottom="0.1388in" fo:line-height="115%"/>
    </style:style>
    <style:style style:name="T4" style:parent-style-name="DefaultParagraphFont" style:family="text">
      <style:text-properties style:font-name-asian="Calibri" style:font-name-complex="Calibri" fo:font-weight="bold" style:font-weight-asian="bold" fo:color="#000000" fo:font-size="28pt" style:font-size-asian="28pt"/>
    </style:style>
    <style:style style:name="T5" style:parent-style-name="DefaultParagraphFont" style:family="text">
      <style:text-properties style:font-name-asian="Calibri" style:font-name-complex="Calibri" fo:font-weight="bold" style:font-weight-asian="bold" fo:color="#000000" fo:font-size="24pt" style:font-size-asian="24pt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margin-bottom="0.1388in" fo:line-height="115%"/>
    </style:style>
    <style:style style:name="T7" style:parent-style-name="DefaultParagraphFont" style:family="text">
      <style:text-properties style:font-name-asian="Calibri" style:font-name-complex="Calibri" fo:font-weight="bold" style:font-weight-asian="bold" style:font-weight-complex="bold" fo:color="#000000" fo:font-size="20pt" style:font-size-asian="20pt" style:font-size-complex="20pt"/>
    </style:style>
    <style:style style:name="P8" style:parent-style-name="Normal" style:family="paragraph">
      <style:paragraph-properties fo:margin-bottom="0.1388in" fo:line-height="115%"/>
    </style:style>
    <style:style style:name="T9" style:parent-style-name="DefaultParagraphFont" style:family="text">
      <style:text-properties style:font-name-asian="Calibri" style:font-name-complex="Calibri" fo:color="#000000" fo:font-size="18pt" style:font-size-asian="18pt"/>
    </style:style>
    <style:style style:name="T10" style:parent-style-name="DefaultParagraphFont" style:family="text">
      <style:text-properties style:font-name-asian="Calibri" style:font-name-complex="Calibri" fo:font-weight="bold" style:font-weight-asian="bold" fo:color="#000000" fo:font-size="18pt" style:font-size-asian="18pt"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style:font-name-asian="Calibri" style:font-name-complex="Calibri" fo:color="#000000" fo:font-size="18pt" style:font-size-asian="18pt"/>
    </style:style>
    <style:style style:name="P12" style:parent-style-name="Normal" style:family="paragraph">
      <style:paragraph-properties fo:margin-bottom="0.1388in" fo:line-height="115%"/>
    </style:style>
    <style:style style:name="T13" style:parent-style-name="DefaultParagraphFont" style:family="text">
      <style:text-properties style:font-name-asian="Calibri" style:font-name-complex="Calibri" fo:color="#000000" fo:font-size="18pt" style:font-size-asian="18pt"/>
    </style:style>
    <style:style style:name="P14" style:parent-style-name="Normal" style:family="paragraph">
      <style:paragraph-properties fo:margin-bottom="0.1388in" fo:line-height="115%"/>
    </style:style>
    <style:style style:name="T15" style:parent-style-name="DefaultParagraphFont" style:family="text">
      <style:text-properties style:font-name-asian="Calibri" style:font-name-complex="Calibri" fo:color="#000000" fo:font-size="18pt" style:font-size-asian="18pt"/>
    </style:style>
    <style:style style:name="P16" style:parent-style-name="Normal" style:family="paragraph">
      <style:paragraph-properties fo:margin-bottom="0.1388in" fo:line-height="115%"/>
    </style:style>
    <style:style style:name="T17" style:parent-style-name="DefaultParagraphFont" style:family="text">
      <style:text-properties style:font-name-asian="Calibri" style:font-name-complex="Calibri" fo:color="#000000" fo:font-size="18pt" style:font-size-asian="18pt"/>
    </style:style>
    <style:style style:name="P18" style:parent-style-name="Normal" style:family="paragraph">
      <style:paragraph-properties fo:margin-bottom="0.1388in" fo:line-height="115%"/>
    </style:style>
    <style:style style:name="T19" style:parent-style-name="DefaultParagraphFont" style:family="text">
      <style:text-properties style:font-name-asian="Calibri" style:font-name-complex="Calibri" fo:color="#000000" fo:font-size="18pt" style:font-size-asian="18pt"/>
    </style:style>
    <style:style style:name="T20" style:parent-style-name="DefaultParagraphFont" style:family="text">
      <style:text-properties style:font-name-asian="Calibri" style:font-name-complex="Calibri" fo:font-weight="bold" style:font-weight-asian="bold" fo:color="#000000" fo:font-size="18pt" style:font-size-asian="18pt" style:text-underline-type="single" style:text-underline-style="solid" style:text-underline-width="auto" style:text-underline-mode="continuous"/>
    </style:style>
    <style:style style:name="T21" style:parent-style-name="DefaultParagraphFont" style:family="text">
      <style:text-properties style:font-name-asian="Calibri" style:font-name-complex="Calibri" fo:color="#000000" fo:font-size="18pt" style:font-size-asian="18pt"/>
    </style:style>
    <style:style style:name="P22" style:parent-style-name="Normal" style:family="paragraph">
      <style:paragraph-properties fo:margin-bottom="0.1388in" fo:line-height="115%"/>
    </style:style>
    <style:style style:name="T23" style:parent-style-name="DefaultParagraphFont" style:family="text">
      <style:text-properties style:font-name-asian="Calibri" style:font-name-complex="Calibri" fo:color="#000000" fo:font-size="18pt" style:font-size-asian="18pt"/>
    </style:style>
    <style:style style:name="P24" style:parent-style-name="Normal" style:family="paragraph">
      <style:paragraph-properties fo:margin-bottom="0.1388in" fo:line-height="115%"/>
    </style:style>
    <style:style style:name="T25" style:parent-style-name="DefaultParagraphFont" style:family="text">
      <style:text-properties style:font-name-asian="Calibri" style:font-name-complex="Calibri" fo:color="#000000" fo:font-size="18pt" style:font-size-asian="18pt"/>
    </style:style>
    <style:style style:name="P26" style:parent-style-name="Normal" style:family="paragraph">
      <style:paragraph-properties fo:margin-bottom="0.1388in" fo:line-height="115%"/>
    </style:style>
    <style:style style:name="P27" style:parent-style-name="Normal" style:family="paragraph">
      <style:paragraph-properties fo:margin-bottom="0.1388in" fo:line-height="115%"/>
    </style:style>
    <style:style style:name="T28" style:parent-style-name="DefaultParagraphFont" style:family="text">
      <style:text-properties style:font-name-asian="Calibri" style:font-name-complex="Calibri" fo:font-weight="bold" style:font-weight-asian="bold" style:font-weight-complex="bold" fo:color="#000000" fo:font-size="20pt" style:font-size-asian="20pt" style:font-size-complex="20pt"/>
    </style:style>
    <style:style style:name="P29" style:parent-style-name="Normal" style:family="paragraph">
      <style:paragraph-properties fo:margin-bottom="0.1388in" fo:line-height="115%"/>
    </style:style>
    <style:style style:name="T30" style:parent-style-name="DefaultParagraphFont" style:family="text">
      <style:text-properties style:font-name-asian="Calibri" style:font-name-complex="Calibri" fo:color="#000000" fo:font-size="18pt" style:font-size-asian="18pt"/>
    </style:style>
    <style:style style:name="T31" style:parent-style-name="DefaultParagraphFont" style:family="text">
      <style:text-properties style:font-name-asian="Calibri" style:font-name-complex="Calibri" fo:font-weight="bold" style:font-weight-asian="bold" fo:color="#000000" fo:font-size="18pt" style:font-size-asian="18pt"/>
    </style:style>
    <style:style style:name="T32" style:parent-style-name="DefaultParagraphFont" style:family="text">
      <style:text-properties style:font-name-asian="Calibri" style:font-name-complex="Calibri" fo:color="#000000" fo:font-size="18pt" style:font-size-asian="18pt"/>
    </style:style>
    <style:style style:name="P33" style:parent-style-name="Normal" style:family="paragraph">
      <style:paragraph-properties fo:margin-bottom="0.1388in" fo:line-height="115%"/>
    </style:style>
    <style:style style:name="T34" style:parent-style-name="DefaultParagraphFont" style:family="text">
      <style:text-properties style:font-name-asian="Calibri" style:font-name-complex="Calibri" fo:color="#000000" fo:font-size="18pt" style:font-size-asian="18pt"/>
    </style:style>
    <style:style style:name="P35" style:parent-style-name="Normal" style:family="paragraph">
      <style:paragraph-properties fo:margin-bottom="0.1388in" fo:line-height="115%"/>
    </style:style>
    <style:style style:name="T36" style:parent-style-name="DefaultParagraphFont" style:family="text">
      <style:text-properties style:font-name-asian="Calibri" style:font-name-complex="Calibri" fo:color="#000000" fo:font-size="18pt" style:font-size-asian="18pt"/>
    </style:style>
    <style:style style:name="P37" style:parent-style-name="Normal" style:family="paragraph">
      <style:paragraph-properties fo:margin-bottom="0.1388in" fo:line-height="115%"/>
    </style:style>
    <style:style style:name="T38" style:parent-style-name="DefaultParagraphFont" style:family="text">
      <style:text-properties style:font-name-asian="Calibri" style:font-name-complex="Calibri" fo:font-weight="bold" style:font-weight-asian="bold" fo:color="#000000" fo:font-size="18pt" style:font-size-asian="18pt"/>
    </style:style>
    <style:style style:name="T39" style:parent-style-name="DefaultParagraphFont" style:family="text">
      <style:text-properties style:font-name-asian="Calibri" style:font-name-complex="Calibri" fo:color="#000000" fo:font-size="18pt" style:font-size-asian="18pt"/>
    </style:style>
    <style:style style:name="P40" style:parent-style-name="Normal" style:family="paragraph">
      <style:paragraph-properties fo:margin-bottom="0.1388in" fo:line-height="115%"/>
    </style:style>
    <style:style style:name="T41" style:parent-style-name="DefaultParagraphFont" style:family="text">
      <style:text-properties style:font-name-asian="Calibri" style:font-name-complex="Calibri" fo:color="#000000" fo:font-size="18pt" style:font-size-asian="18pt"/>
    </style:style>
    <style:style style:name="P42" style:parent-style-name="Normal" style:family="paragraph">
      <style:paragraph-properties fo:margin-bottom="0.1388in" fo:line-height="115%"/>
    </style:style>
    <style:style style:name="T43" style:parent-style-name="DefaultParagraphFont" style:family="text">
      <style:text-properties style:font-name-asian="Calibri" style:font-name-complex="Calibri" fo:color="#000000" fo:font-size="18pt" style:font-size-asian="18pt"/>
    </style:style>
    <style:style style:name="P44" style:parent-style-name="Normal" style:family="paragraph">
      <style:paragraph-properties fo:margin-bottom="0.1388in" fo:line-height="115%"/>
      <style:text-properties fo:font-weight="bold" style:font-weight-asian="bold" style:font-weight-complex="bold" fo:font-size="20pt" style:font-size-asian="20pt" style:font-size-complex="20pt"/>
    </style:style>
    <style:style style:name="P45" style:parent-style-name="Normal" style:family="paragraph">
      <style:paragraph-properties fo:margin-bottom="0.1388in" fo:line-height="115%"/>
      <style:text-properties fo:font-size="18pt" style:font-size-asian="18pt" style:font-size-complex="18pt"/>
    </style:style>
    <style:style style:name="P46" style:parent-style-name="Normal" style:family="paragraph">
      <style:paragraph-properties fo:margin-bottom="0.1388in" fo:line-height="115%"/>
      <style:text-properties fo:font-size="18pt" style:font-size-asian="18pt" style:font-size-complex="18pt"/>
    </style:style>
    <style:style style:name="P47" style:parent-style-name="Normal" style:family="paragraph">
      <style:paragraph-properties fo:margin-bottom="0.1388in" fo:line-height="115%"/>
      <style:text-properties fo:font-size="18pt" style:font-size-asian="18pt" style:font-size-complex="18pt"/>
    </style:style>
    <style:style style:name="P48" style:parent-style-name="Normal" style:family="paragraph">
      <style:paragraph-properties fo:margin-bottom="0.1388in" fo:line-height="115%"/>
      <style:text-properties fo:font-weight="bold" style:font-weight-asian="bold" style:font-weight-complex="bold" fo:font-size="20pt" style:font-size-asian="20pt" style:font-size-complex="20pt"/>
    </style:style>
    <style:style style:name="P49" style:parent-style-name="Normal" style:family="paragraph">
      <style:paragraph-properties fo:margin-bottom="0.1388in" fo:line-height="115%"/>
      <style:text-properties fo:font-size="18pt" style:font-size-asian="18pt" style:font-size-complex="18pt"/>
    </style:style>
    <style:style style:name="P50" style:parent-style-name="Normal" style:family="paragraph">
      <style:paragraph-properties fo:margin-bottom="0.1388in" fo:line-height="115%"/>
      <style:text-properties fo:font-size="18pt" style:font-size-asian="18pt" style:font-size-complex="18pt"/>
    </style:style>
    <style:style style:name="P51" style:parent-style-name="Normal" style:family="paragraph">
      <style:paragraph-properties fo:margin-bottom="0.1388in" fo:line-height="115%"/>
      <style:text-properties fo:font-size="18pt" style:font-size-asian="18pt" style:font-size-complex="18pt"/>
    </style:style>
    <style:style style:name="P52" style:parent-style-name="Normal" style:family="paragraph">
      <style:paragraph-properties fo:margin-bottom="0.1388in" fo:line-height="115%"/>
      <style:text-properties fo:font-weight="bold" style:font-weight-asian="bold" style:font-weight-complex="bold" fo:font-size="20pt" style:font-size-asian="20pt" style:font-size-complex="20pt"/>
    </style:style>
    <style:style style:name="P53" style:parent-style-name="Normal" style:family="paragraph">
      <style:paragraph-properties fo:margin-bottom="0.1388in" fo:line-height="115%"/>
      <style:text-properties fo:font-size="18pt" style:font-size-asian="18pt" style:font-size-complex="18pt"/>
    </style:style>
    <style:style style:name="P54" style:parent-style-name="Normal" style:family="paragraph">
      <style:paragraph-properties style:line-height-at-least="0.1979in" fo:background-color="#1F1F1F"/>
    </style:style>
    <style:style style:name="T55" style:parent-style-name="DefaultParagraphFont" style:family="text">
      <style:text-properties fo:font-size="18pt" style:font-size-asian="18pt" style:font-size-complex="18pt"/>
    </style:style>
    <style:style style:name="T56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57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58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P59" style:parent-style-name="Normal" style:family="paragraph">
      <style:paragraph-properties fo:widows="2" fo:orphans="2" style:punctuation-wrap="hanging" style:text-autospace="ideograph-alpha" style:vertical-align="auto" style:line-height-at-least="0.1979in" fo:background-color="#1F1F1F"/>
      <style:text-properties fo:hyphenate="true"/>
    </style:style>
    <style:style style:name="T60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61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62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63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64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65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66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67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68" style:parent-style-name="DefaultParagraphFont" style:family="text">
      <style:text-properties style:font-name="Consolas" fo:color="#F44747" style:letter-kerning="false" fo:font-size="10.5pt" style:font-size-asian="10.5pt" style:font-size-complex="10.5pt"/>
    </style:style>
    <style:style style:name="T69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70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71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P72" style:parent-style-name="Normal" style:family="paragraph">
      <style:paragraph-properties fo:widows="2" fo:orphans="2" style:punctuation-wrap="hanging" style:text-autospace="ideograph-alpha" style:vertical-align="auto" style:line-height-at-least="0.1979in" fo:background-color="#1F1F1F"/>
      <style:text-properties fo:hyphenate="true"/>
    </style:style>
    <style:style style:name="T73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74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75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76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77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78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79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80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81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82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P83" style:parent-style-name="Normal" style:family="paragraph">
      <style:paragraph-properties fo:widows="2" fo:orphans="2" style:punctuation-wrap="hanging" style:text-autospace="ideograph-alpha" style:vertical-align="auto" style:line-height-at-least="0.1979in" fo:background-color="#1F1F1F"/>
      <style:text-properties fo:hyphenate="true"/>
    </style:style>
    <style:style style:name="T84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85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86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87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88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89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90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91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92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93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P94" style:parent-style-name="Normal" style:family="paragraph">
      <style:paragraph-properties fo:widows="2" fo:orphans="2" style:punctuation-wrap="hanging" style:text-autospace="ideograph-alpha" style:vertical-align="auto" style:line-height-at-least="0.1979in" fo:background-color="#1F1F1F"/>
      <style:text-properties fo:hyphenate="true"/>
    </style:style>
    <style:style style:name="T95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96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97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98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99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100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101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102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103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104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P105" style:parent-style-name="Normal" style:family="paragraph">
      <style:paragraph-properties fo:widows="2" fo:orphans="2" style:punctuation-wrap="hanging" style:text-autospace="ideograph-alpha" style:vertical-align="auto" style:line-height-at-least="0.1979in" fo:background-color="#1F1F1F"/>
      <style:text-properties fo:hyphenate="true"/>
    </style:style>
    <style:style style:name="T106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107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108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109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110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111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112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113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114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115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P116" style:parent-style-name="Normal" style:family="paragraph">
      <style:paragraph-properties fo:widows="2" fo:orphans="2" style:punctuation-wrap="hanging" style:text-autospace="ideograph-alpha" style:vertical-align="auto" style:line-height-at-least="0.1979in" fo:background-color="#1F1F1F"/>
      <style:text-properties fo:hyphenate="true"/>
    </style:style>
    <style:style style:name="T117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118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119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120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121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122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123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124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125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126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P127" style:parent-style-name="Normal" style:family="paragraph">
      <style:paragraph-properties fo:widows="2" fo:orphans="2" style:punctuation-wrap="hanging" style:text-autospace="ideograph-alpha" style:vertical-align="auto" style:line-height-at-least="0.1979in" fo:background-color="#1F1F1F"/>
      <style:text-properties fo:hyphenate="true"/>
    </style:style>
    <style:style style:name="T128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129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130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131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P132" style:parent-style-name="Normal" style:family="paragraph">
      <style:paragraph-properties fo:margin-bottom="0.1388in" fo:line-height="115%"/>
      <style:text-properties fo:font-size="18pt" style:font-size-asian="18pt" style:font-size-complex="18pt"/>
    </style:style>
    <style:style style:name="P133" style:parent-style-name="Normal" style:family="paragraph">
      <style:paragraph-properties fo:margin-bottom="0.1388in" fo:line-height="115%"/>
      <style:text-properties fo:font-size="18pt" style:font-size-asian="18pt" style:font-size-complex="18pt"/>
    </style:style>
    <style:style style:name="P134" style:parent-style-name="Normal" style:family="paragraph">
      <style:paragraph-properties style:line-height-at-least="0.1979in" fo:background-color="#1F1F1F"/>
    </style:style>
    <style:style style:name="T135" style:parent-style-name="DefaultParagraphFont" style:family="text">
      <style:text-properties fo:font-size="18pt" style:font-size-asian="18pt" style:font-size-complex="18pt"/>
    </style:style>
    <style:style style:name="T136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137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138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139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P140" style:parent-style-name="Normal" style:family="paragraph">
      <style:paragraph-properties fo:widows="2" fo:orphans="2" style:punctuation-wrap="hanging" style:text-autospace="ideograph-alpha" style:vertical-align="auto" style:line-height-at-least="0.1979in" fo:background-color="#1F1F1F"/>
      <style:text-properties fo:hyphenate="true"/>
    </style:style>
    <style:style style:name="T141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142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143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144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145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146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147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148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149" style:parent-style-name="DefaultParagraphFont" style:family="text">
      <style:text-properties style:font-name="Consolas" fo:color="#F44747" style:letter-kerning="false" fo:font-size="10.5pt" style:font-size-asian="10.5pt" style:font-size-complex="10.5pt"/>
    </style:style>
    <style:style style:name="T150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151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152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P153" style:parent-style-name="Normal" style:family="paragraph">
      <style:paragraph-properties fo:widows="2" fo:orphans="2" style:punctuation-wrap="hanging" style:text-autospace="ideograph-alpha" style:vertical-align="auto" style:line-height-at-least="0.1979in" fo:background-color="#1F1F1F"/>
      <style:text-properties fo:hyphenate="true"/>
    </style:style>
    <style:style style:name="T154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155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156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157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158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159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160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161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162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163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P164" style:parent-style-name="Normal" style:family="paragraph">
      <style:paragraph-properties fo:widows="2" fo:orphans="2" style:punctuation-wrap="hanging" style:text-autospace="ideograph-alpha" style:vertical-align="auto" style:line-height-at-least="0.1979in" fo:background-color="#1F1F1F"/>
      <style:text-properties fo:hyphenate="true"/>
    </style:style>
    <style:style style:name="T165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166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167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168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169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170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171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172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173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174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P175" style:parent-style-name="Normal" style:family="paragraph">
      <style:paragraph-properties fo:widows="2" fo:orphans="2" style:punctuation-wrap="hanging" style:text-autospace="ideograph-alpha" style:vertical-align="auto" style:line-height-at-least="0.1979in" fo:background-color="#1F1F1F"/>
      <style:text-properties fo:hyphenate="true"/>
    </style:style>
    <style:style style:name="T176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177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178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179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180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181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182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183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184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185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P186" style:parent-style-name="Normal" style:family="paragraph">
      <style:paragraph-properties fo:widows="2" fo:orphans="2" style:punctuation-wrap="hanging" style:text-autospace="ideograph-alpha" style:vertical-align="auto" style:line-height-at-least="0.1979in" fo:background-color="#1F1F1F"/>
      <style:text-properties fo:hyphenate="true"/>
    </style:style>
    <style:style style:name="T187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188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189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190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191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192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193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194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195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196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P197" style:parent-style-name="Normal" style:family="paragraph">
      <style:paragraph-properties fo:widows="2" fo:orphans="2" style:punctuation-wrap="hanging" style:text-autospace="ideograph-alpha" style:vertical-align="auto" style:line-height-at-least="0.1979in" fo:background-color="#1F1F1F"/>
      <style:text-properties fo:hyphenate="true"/>
    </style:style>
    <style:style style:name="T198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199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200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201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202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203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204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205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206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207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P208" style:parent-style-name="Normal" style:family="paragraph">
      <style:paragraph-properties fo:widows="2" fo:orphans="2" style:punctuation-wrap="hanging" style:text-autospace="ideograph-alpha" style:vertical-align="auto" style:line-height-at-least="0.1979in" fo:background-color="#1F1F1F"/>
      <style:text-properties fo:hyphenate="true"/>
    </style:style>
    <style:style style:name="T209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210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211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212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P213" style:parent-style-name="Normal" style:family="paragraph">
      <style:paragraph-properties fo:margin-bottom="0.1388in" fo:line-height="115%"/>
      <style:text-properties fo:font-size="18pt" style:font-size-asian="18pt" style:font-size-complex="18pt"/>
    </style:style>
    <style:style style:name="P214" style:parent-style-name="Normal" style:family="paragraph">
      <style:paragraph-properties fo:margin-bottom="0.1388in" fo:line-height="115%"/>
      <style:text-properties fo:font-size="18pt" style:font-size-asian="18pt" style:font-size-complex="18pt"/>
    </style:style>
    <style:style style:name="P215" style:parent-style-name="Normal" style:family="paragraph">
      <style:paragraph-properties style:line-height-at-least="0.1979in" fo:background-color="#1F1F1F"/>
    </style:style>
    <style:style style:name="T216" style:parent-style-name="DefaultParagraphFont" style:family="text">
      <style:text-properties fo:font-size="18pt" style:font-size-asian="18pt" style:font-size-complex="18pt"/>
    </style:style>
    <style:style style:name="T217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218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219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220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P221" style:parent-style-name="Normal" style:family="paragraph">
      <style:paragraph-properties fo:widows="2" fo:orphans="2" style:punctuation-wrap="hanging" style:text-autospace="ideograph-alpha" style:vertical-align="auto" style:line-height-at-least="0.1979in" fo:background-color="#1F1F1F"/>
      <style:text-properties fo:hyphenate="true"/>
    </style:style>
    <style:style style:name="T222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223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224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225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226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227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228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229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230" style:parent-style-name="DefaultParagraphFont" style:family="text">
      <style:text-properties style:font-name="Consolas" fo:color="#F44747" style:letter-kerning="false" fo:font-size="10.5pt" style:font-size-asian="10.5pt" style:font-size-complex="10.5pt"/>
    </style:style>
    <style:style style:name="T231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232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233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P234" style:parent-style-name="Normal" style:family="paragraph">
      <style:paragraph-properties fo:widows="2" fo:orphans="2" style:punctuation-wrap="hanging" style:text-autospace="ideograph-alpha" style:vertical-align="auto" style:line-height-at-least="0.1979in" fo:background-color="#1F1F1F"/>
      <style:text-properties fo:hyphenate="true"/>
    </style:style>
    <style:style style:name="T235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236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237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238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239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240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241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242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243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244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P245" style:parent-style-name="Normal" style:family="paragraph">
      <style:paragraph-properties fo:widows="2" fo:orphans="2" style:punctuation-wrap="hanging" style:text-autospace="ideograph-alpha" style:vertical-align="auto" style:line-height-at-least="0.1979in" fo:background-color="#1F1F1F"/>
      <style:text-properties fo:hyphenate="true"/>
    </style:style>
    <style:style style:name="T246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247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248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249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250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251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252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253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254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255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P256" style:parent-style-name="Normal" style:family="paragraph">
      <style:paragraph-properties fo:widows="2" fo:orphans="2" style:punctuation-wrap="hanging" style:text-autospace="ideograph-alpha" style:vertical-align="auto" style:line-height-at-least="0.1979in" fo:background-color="#1F1F1F"/>
      <style:text-properties fo:hyphenate="true"/>
    </style:style>
    <style:style style:name="T257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258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259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260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261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262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263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264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265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266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P267" style:parent-style-name="Normal" style:family="paragraph">
      <style:paragraph-properties fo:widows="2" fo:orphans="2" style:punctuation-wrap="hanging" style:text-autospace="ideograph-alpha" style:vertical-align="auto" style:line-height-at-least="0.1979in" fo:background-color="#1F1F1F"/>
      <style:text-properties fo:hyphenate="true"/>
    </style:style>
    <style:style style:name="T268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269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270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271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272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273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274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275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276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277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P278" style:parent-style-name="Normal" style:family="paragraph">
      <style:paragraph-properties fo:widows="2" fo:orphans="2" style:punctuation-wrap="hanging" style:text-autospace="ideograph-alpha" style:vertical-align="auto" style:line-height-at-least="0.1979in" fo:background-color="#1F1F1F"/>
      <style:text-properties fo:hyphenate="true"/>
    </style:style>
    <style:style style:name="T279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280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281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282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283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284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285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286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287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288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P289" style:parent-style-name="Normal" style:family="paragraph">
      <style:paragraph-properties fo:widows="2" fo:orphans="2" style:punctuation-wrap="hanging" style:text-autospace="ideograph-alpha" style:vertical-align="auto" style:line-height-at-least="0.1979in" fo:background-color="#1F1F1F"/>
      <style:text-properties fo:hyphenate="true"/>
    </style:style>
    <style:style style:name="T290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291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292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293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P294" style:parent-style-name="Normal" style:family="paragraph">
      <style:paragraph-properties fo:margin-bottom="0.1388in" fo:line-height="115%"/>
      <style:text-properties fo:font-size="18pt" style:font-size-asian="18pt" style:font-size-complex="18pt"/>
    </style:style>
    <style:style style:name="P295" style:parent-style-name="Normal" style:family="paragraph">
      <style:paragraph-properties fo:margin-bottom="0.1388in" fo:line-height="115%"/>
      <style:text-properties fo:font-weight="bold" style:font-weight-asian="bold" style:font-weight-complex="bold" fo:font-size="20pt" style:font-size-asian="20pt" style:font-size-complex="20pt"/>
    </style:style>
    <style:style style:name="P296" style:parent-style-name="Normal" style:family="paragraph">
      <style:paragraph-properties fo:margin-bottom="0.1388in" fo:line-height="115%"/>
      <style:text-properties fo:font-size="18pt" style:font-size-asian="18pt" style:font-size-complex="18pt"/>
    </style:style>
    <style:style style:name="P297" style:parent-style-name="Normal" style:family="paragraph">
      <style:paragraph-properties fo:margin-bottom="0.1388in" fo:line-height="115%"/>
      <style:text-properties fo:font-size="18pt" style:font-size-asian="18pt" style:font-size-complex="18pt"/>
    </style:style>
    <style:style style:name="P298" style:parent-style-name="Normal" style:family="paragraph">
      <style:paragraph-properties fo:margin-bottom="0.1388in" fo:line-height="115%"/>
      <style:text-properties fo:font-size="18pt" style:font-size-asian="18pt" style:font-size-complex="18pt"/>
    </style:style>
    <style:style style:name="P299" style:parent-style-name="Normal" style:family="paragraph">
      <style:paragraph-properties fo:margin-bottom="0.1388in" fo:line-height="115%"/>
      <style:text-properties fo:font-weight="bold" style:font-weight-asian="bold" style:font-weight-complex="bold" fo:font-size="20pt" style:font-size-asian="20pt" style:font-size-complex="20pt"/>
    </style:style>
    <style:style style:name="P300" style:parent-style-name="Normal" style:family="paragraph">
      <style:paragraph-properties fo:margin-bottom="0.1388in" fo:line-height="115%"/>
    </style:style>
    <style:style style:name="T301" style:parent-style-name="DefaultParagraphFont" style:family="text">
      <style:text-properties fo:font-size="18pt" style:font-size-asian="18pt" style:font-size-complex="18pt"/>
    </style:style>
    <style:style style:name="T302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303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04" style:parent-style-name="DefaultParagraphFont" style:family="text">
      <style:text-properties fo:font-size="18pt" style:font-size-asian="18pt" style:font-size-complex="18pt"/>
    </style:style>
    <style:style style:name="P305" style:parent-style-name="Normal" style:family="paragraph">
      <style:paragraph-properties fo:margin-bottom="0.1388in" fo:line-height="115%"/>
      <style:text-properties fo:font-size="18pt" style:font-size-asian="18pt" style:font-size-complex="18pt"/>
    </style:style>
    <style:style style:name="P306" style:parent-style-name="Normal" style:family="paragraph">
      <style:paragraph-properties fo:margin-bottom="0.1388in" fo:line-height="115%"/>
    </style:style>
    <style:style style:name="T307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308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09" style:parent-style-name="DefaultParagraphFont" style:family="text">
      <style:text-properties fo:font-size="18pt" style:font-size-asian="18pt" style:font-size-complex="18pt"/>
    </style:style>
    <style:style style:name="P310" style:parent-style-name="Normal" style:family="paragraph">
      <style:paragraph-properties fo:margin-bottom="0.1388in" fo:line-height="115%"/>
      <style:text-properties fo:font-size="18pt" style:font-size-asian="18pt" style:font-size-complex="18pt"/>
    </style:style>
    <style:style style:name="P311" style:parent-style-name="Normal" style:family="paragraph">
      <style:paragraph-properties fo:margin-bottom="0.1388in" fo:line-height="115%"/>
      <style:text-properties fo:font-weight="bold" style:font-weight-asian="bold" style:font-weight-complex="bold" fo:font-size="20pt" style:font-size-asian="20pt" style:font-size-complex="20pt"/>
    </style:style>
    <style:style style:name="P312" style:parent-style-name="Normal" style:family="paragraph">
      <style:paragraph-properties fo:margin-bottom="0.1388in" fo:line-height="115%"/>
      <style:text-properties fo:font-size="18pt" style:font-size-asian="18pt" style:font-size-complex="18pt"/>
    </style:style>
    <style:style style:name="P313" style:parent-style-name="Normal" style:family="paragraph">
      <style:paragraph-properties fo:margin-bottom="0.1388in" fo:line-height="115%"/>
    </style:style>
    <style:style style:name="T314" style:parent-style-name="DefaultParagraphFont" style:family="text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T315" style:parent-style-name="DefaultParagraphFont" style:family="text">
      <style:text-properties fo:font-size="18pt" style:font-size-asian="18pt" style:font-size-complex="18pt"/>
    </style:style>
    <style:style style:name="P316" style:parent-style-name="Normal" style:family="paragraph">
      <style:paragraph-properties fo:margin-bottom="0.1388in" fo:line-height="115%"/>
      <style:text-properties fo:font-size="18pt" style:font-size-asian="18pt" style:font-size-complex="18pt"/>
    </style:style>
    <style:style style:name="P317" style:parent-style-name="Normal" style:family="paragraph">
      <style:paragraph-properties fo:margin-bottom="0.1388in" fo:line-height="115%"/>
      <style:text-properties fo:font-weight="bold" style:font-weight-asian="bold" style:font-weight-complex="bold" fo:font-size="18pt" style:font-size-asian="18pt" style:font-size-complex="18pt"/>
    </style:style>
    <style:style style:name="P318" style:parent-style-name="Normal" style:family="paragraph">
      <style:paragraph-properties fo:margin-bottom="0.1388in" fo:line-height="115%"/>
      <style:text-properties fo:font-weight="bold" style:font-weight-asian="bold" style:font-weight-complex="bold" fo:font-size="20pt" style:font-size-asian="20pt" style:font-size-complex="20pt"/>
    </style:style>
    <style:style style:name="P319" style:parent-style-name="Normal" style:family="paragraph">
      <style:paragraph-properties fo:margin-bottom="0.1388in" fo:line-height="115%"/>
    </style:style>
    <style:style style:name="T320" style:parent-style-name="DefaultParagraphFont" style:family="text">
      <style:text-properties fo:font-size="18pt" style:font-size-asian="18pt" style:font-size-complex="18pt"/>
    </style:style>
    <style:style style:name="T321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22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323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24" style:parent-style-name="DefaultParagraphFont" style:family="text">
      <style:text-properties fo:font-size="18pt" style:font-size-asian="18pt" style:font-size-complex="18pt"/>
    </style:style>
    <style:style style:name="P325" style:parent-style-name="Normal" style:family="paragraph">
      <style:paragraph-properties fo:margin-bottom="0.1388in" fo:line-height="115%"/>
    </style:style>
    <style:style style:name="T326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27" style:parent-style-name="DefaultParagraphFont" style:family="text">
      <style:text-properties fo:font-size="18pt" style:font-size-asian="18pt" style:font-size-complex="18pt"/>
    </style:style>
    <style:style style:name="P328" style:parent-style-name="Normal" style:family="paragraph">
      <style:paragraph-properties fo:margin-bottom="0.1388in" fo:line-height="115%"/>
      <style:text-properties fo:font-weight="bold" style:font-weight-asian="bold" style:font-weight-complex="bold" fo:font-size="20pt" style:font-size-asian="20pt" style:font-size-complex="20pt"/>
    </style:style>
    <style:style style:name="P329" style:parent-style-name="Normal" style:family="paragraph">
      <style:paragraph-properties style:line-height-at-least="0.1979in" fo:background-color="#1F1F1F"/>
      <style:text-properties fo:hyphenate="true"/>
    </style:style>
    <style:style style:name="T330" style:parent-style-name="DefaultParagraphFont" style:family="text">
      <style:text-properties fo:font-size="18pt" style:font-size-asian="18pt" style:font-size-complex="18pt"/>
    </style:style>
    <style:style style:name="T331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332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333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P334" style:parent-style-name="Normal" style:family="paragraph">
      <style:paragraph-properties fo:widows="2" fo:orphans="2" style:punctuation-wrap="hanging" style:text-autospace="ideograph-alpha" style:vertical-align="auto" style:line-height-at-least="0.1979in" fo:background-color="#1F1F1F"/>
      <style:text-properties fo:hyphenate="true"/>
    </style:style>
    <style:style style:name="T335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336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337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P338" style:parent-style-name="Normal" style:family="paragraph">
      <style:paragraph-properties fo:widows="2" fo:orphans="2" style:punctuation-wrap="hanging" style:text-autospace="ideograph-alpha" style:vertical-align="auto" style:line-height-at-least="0.1979in" fo:background-color="#1F1F1F"/>
      <style:text-properties fo:hyphenate="true"/>
    </style:style>
    <style:style style:name="T339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340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341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342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343" style:parent-style-name="DefaultParagraphFont" style:family="text">
      <style:text-properties style:font-name="Consolas" fo:color="#F44747" style:letter-kerning="false" fo:font-size="10.5pt" style:font-size-asian="10.5pt" style:font-size-complex="10.5pt"/>
    </style:style>
    <style:style style:name="T344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345" style:parent-style-name="DefaultParagraphFont" style:family="text">
      <style:text-properties style:font-name="Consolas" fo:color="#CE9178" style:letter-kerning="false" fo:font-size="10.5pt" style:font-size-asian="10.5pt" style:font-size-complex="10.5pt"/>
    </style:style>
    <style:style style:name="T346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P347" style:parent-style-name="Normal" style:family="paragraph">
      <style:paragraph-properties fo:widows="2" fo:orphans="2" style:punctuation-wrap="hanging" style:text-autospace="ideograph-alpha" style:vertical-align="auto" style:line-height-at-least="0.1979in" fo:background-color="#1F1F1F"/>
      <style:text-properties fo:hyphenate="true"/>
    </style:style>
    <style:style style:name="T348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349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350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351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P352" style:parent-style-name="Normal" style:family="paragraph">
      <style:paragraph-properties fo:widows="2" fo:orphans="2" style:punctuation-wrap="hanging" style:text-autospace="ideograph-alpha" style:vertical-align="auto" style:line-height-at-least="0.1979in" fo:background-color="#1F1F1F"/>
      <style:text-properties fo:hyphenate="true"/>
    </style:style>
    <style:style style:name="T353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354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355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356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357" style:parent-style-name="DefaultParagraphFont" style:family="text">
      <style:text-properties style:font-name="Consolas" fo:color="#9CDCFE" style:letter-kerning="false" fo:font-size="10.5pt" style:font-size-asian="10.5pt" style:font-size-complex="10.5pt"/>
    </style:style>
    <style:style style:name="T358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359" style:parent-style-name="DefaultParagraphFont" style:family="text">
      <style:text-properties style:font-name="Consolas" fo:color="#CE9178" style:letter-kerning="false" fo:font-size="10.5pt" style:font-size-asian="10.5pt" style:font-size-complex="10.5pt"/>
    </style:style>
    <style:style style:name="T360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361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362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363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364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P365" style:parent-style-name="Normal" style:family="paragraph">
      <style:paragraph-properties fo:widows="2" fo:orphans="2" style:punctuation-wrap="hanging" style:text-autospace="ideograph-alpha" style:vertical-align="auto" style:line-height-at-least="0.1979in" fo:background-color="#1F1F1F"/>
      <style:text-properties fo:hyphenate="true"/>
    </style:style>
    <style:style style:name="T366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367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368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369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370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371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372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373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P374" style:parent-style-name="Normal" style:family="paragraph">
      <style:paragraph-properties fo:widows="2" fo:orphans="2" style:punctuation-wrap="hanging" style:text-autospace="ideograph-alpha" style:vertical-align="auto" style:line-height-at-least="0.1979in" fo:background-color="#1F1F1F"/>
      <style:text-properties fo:hyphenate="true"/>
    </style:style>
    <style:style style:name="T375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376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377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378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379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380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381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382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P383" style:parent-style-name="Normal" style:family="paragraph">
      <style:paragraph-properties fo:widows="2" fo:orphans="2" style:punctuation-wrap="hanging" style:text-autospace="ideograph-alpha" style:vertical-align="auto" style:line-height-at-least="0.1979in" fo:background-color="#1F1F1F"/>
      <style:text-properties fo:hyphenate="true"/>
    </style:style>
    <style:style style:name="T384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385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386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387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P388" style:parent-style-name="Normal" style:family="paragraph">
      <style:paragraph-properties fo:widows="2" fo:orphans="2" style:punctuation-wrap="hanging" style:text-autospace="ideograph-alpha" style:vertical-align="auto" style:line-height-at-least="0.1979in" fo:background-color="#1F1F1F"/>
      <style:text-properties fo:hyphenate="true"/>
    </style:style>
    <style:style style:name="T389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390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391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392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P393" style:parent-style-name="Normal" style:family="paragraph">
      <style:paragraph-properties fo:widows="2" fo:orphans="2" style:punctuation-wrap="hanging" style:text-autospace="ideograph-alpha" style:vertical-align="auto" style:line-height-at-least="0.1979in" fo:background-color="#1F1F1F"/>
      <style:text-properties fo:hyphenate="true"/>
    </style:style>
    <style:style style:name="T394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395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396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397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398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399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400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401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P402" style:parent-style-name="Normal" style:family="paragraph">
      <style:paragraph-properties fo:widows="2" fo:orphans="2" style:punctuation-wrap="hanging" style:text-autospace="ideograph-alpha" style:vertical-align="auto" style:line-height-at-least="0.1979in" fo:background-color="#1F1F1F"/>
      <style:text-properties fo:hyphenate="true"/>
    </style:style>
    <style:style style:name="T403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404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405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406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407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408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409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410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P411" style:parent-style-name="Normal" style:family="paragraph">
      <style:paragraph-properties fo:widows="2" fo:orphans="2" style:punctuation-wrap="hanging" style:text-autospace="ideograph-alpha" style:vertical-align="auto" style:line-height-at-least="0.1979in" fo:background-color="#1F1F1F"/>
      <style:text-properties fo:hyphenate="true"/>
    </style:style>
    <style:style style:name="T412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413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414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415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P416" style:parent-style-name="Normal" style:family="paragraph">
      <style:paragraph-properties fo:widows="2" fo:orphans="2" style:punctuation-wrap="hanging" style:text-autospace="ideograph-alpha" style:vertical-align="auto" style:line-height-at-least="0.1979in" fo:background-color="#1F1F1F"/>
      <style:text-properties fo:hyphenate="true"/>
    </style:style>
    <style:style style:name="T417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418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419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420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P421" style:parent-style-name="Normal" style:family="paragraph">
      <style:paragraph-properties fo:widows="2" fo:orphans="2" style:punctuation-wrap="hanging" style:text-autospace="ideograph-alpha" style:vertical-align="auto" style:line-height-at-least="0.1979in" fo:background-color="#1F1F1F"/>
      <style:text-properties fo:hyphenate="true"/>
    </style:style>
    <style:style style:name="T422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423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424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P425" style:parent-style-name="Normal" style:family="paragraph">
      <style:paragraph-properties fo:margin-bottom="0.1388in" fo:line-height="115%"/>
      <style:text-properties fo:font-size="18pt" style:font-size-asian="18pt" style:font-size-complex="18pt"/>
    </style:style>
    <style:style style:name="P426" style:parent-style-name="Normal" style:family="paragraph">
      <style:paragraph-properties fo:margin-bottom="0.1388in" fo:line-height="115%"/>
      <style:text-properties fo:font-weight="bold" style:font-weight-asian="bold" style:font-weight-complex="bold" fo:font-size="20pt" style:font-size-asian="20pt" style:font-size-complex="20pt"/>
    </style:style>
    <style:style style:name="P427" style:parent-style-name="Normal" style:family="paragraph">
      <style:paragraph-properties fo:margin-bottom="0.1388in" fo:line-height="115%"/>
      <style:text-properties fo:font-size="18pt" style:font-size-asian="18pt" style:font-size-complex="18pt"/>
    </style:style>
    <style:style style:name="P428" style:parent-style-name="Normal" style:family="paragraph">
      <style:paragraph-properties fo:margin-bottom="0.1388in" fo:line-height="115%"/>
      <style:text-properties fo:font-size="18pt" style:font-size-asian="18pt" style:font-size-complex="18pt"/>
    </style:style>
    <style:style style:name="P429" style:parent-style-name="Normal" style:family="paragraph">
      <style:paragraph-properties fo:margin-bottom="0.1388in" fo:line-height="115%"/>
      <style:text-properties fo:font-size="18pt" style:font-size-asian="18pt" style:font-size-complex="18pt"/>
    </style:style>
    <style:style style:name="P430" style:parent-style-name="Normal" style:family="paragraph">
      <style:paragraph-properties style:line-height-at-least="0.1979in" fo:background-color="#1F1F1F"/>
      <style:text-properties fo:hyphenate="true"/>
    </style:style>
    <style:style style:name="T431" style:parent-style-name="DefaultParagraphFont" style:family="text">
      <style:text-properties style:font-name="Consolas" fo:color="#808080" fo:font-size="10.5pt" style:font-size-asian="10.5pt" style:font-size-complex="10.5pt"/>
    </style:style>
    <style:style style:name="T432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433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434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435" style:parent-style-name="DefaultParagraphFont" style:family="text">
      <style:text-properties style:font-name="Consolas" fo:color="#9CDCFE" style:letter-kerning="false" fo:font-size="10.5pt" style:font-size-asian="10.5pt" style:font-size-complex="10.5pt"/>
    </style:style>
    <style:style style:name="T436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437" style:parent-style-name="DefaultParagraphFont" style:family="text">
      <style:text-properties style:font-name="Consolas" fo:color="#CE9178" style:letter-kerning="false" fo:font-size="10.5pt" style:font-size-asian="10.5pt" style:font-size-complex="10.5pt"/>
    </style:style>
    <style:style style:name="T438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439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440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P441" style:parent-style-name="Normal" style:family="paragraph">
      <style:paragraph-properties fo:margin-bottom="0.1388in" fo:line-height="115%"/>
      <style:text-properties fo:font-size="18pt" style:font-size-asian="18pt" style:font-size-complex="18pt"/>
    </style:style>
    <style:style style:name="P442" style:parent-style-name="Normal" style:family="paragraph">
      <style:paragraph-properties fo:widows="2" fo:orphans="2" style:punctuation-wrap="hanging" style:text-autospace="ideograph-alpha" style:vertical-align="auto" style:line-height-at-least="0.1979in" fo:background-color="#1F1F1F"/>
      <style:text-properties fo:hyphenate="true"/>
    </style:style>
    <style:style style:name="T443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444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445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446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447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448" style:parent-style-name="DefaultParagraphFont" style:family="text">
      <style:text-properties style:font-name="Consolas" fo:color="#9CDCFE" style:letter-kerning="false" fo:font-size="10.5pt" style:font-size-asian="10.5pt" style:font-size-complex="10.5pt"/>
    </style:style>
    <style:style style:name="T449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450" style:parent-style-name="DefaultParagraphFont" style:family="text">
      <style:text-properties style:font-name="Consolas" fo:color="#CE9178" style:letter-kerning="false" fo:font-size="10.5pt" style:font-size-asian="10.5pt" style:font-size-complex="10.5pt"/>
    </style:style>
    <style:style style:name="T451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452" style:parent-style-name="DefaultParagraphFont" style:family="text">
      <style:text-properties style:font-name="Consolas" fo:color="#9CDCFE" style:letter-kerning="false" fo:font-size="10.5pt" style:font-size-asian="10.5pt" style:font-size-complex="10.5pt"/>
    </style:style>
    <style:style style:name="T453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454" style:parent-style-name="DefaultParagraphFont" style:family="text">
      <style:text-properties style:font-name="Consolas" fo:color="#CE9178" style:letter-kerning="false" fo:font-size="10.5pt" style:font-size-asian="10.5pt" style:font-size-complex="10.5pt"/>
    </style:style>
    <style:style style:name="T455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456" style:parent-style-name="DefaultParagraphFont" style:family="text">
      <style:text-properties style:font-name="Consolas" fo:color="#9CDCFE" style:letter-kerning="false" fo:font-size="10.5pt" style:font-size-asian="10.5pt" style:font-size-complex="10.5pt"/>
    </style:style>
    <style:style style:name="T457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458" style:parent-style-name="DefaultParagraphFont" style:family="text">
      <style:text-properties style:font-name="Consolas" fo:color="#CE9178" style:letter-kerning="false" fo:font-size="10.5pt" style:font-size-asian="10.5pt" style:font-size-complex="10.5pt"/>
    </style:style>
    <style:style style:name="T459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460" style:parent-style-name="DefaultParagraphFont" style:family="text">
      <style:text-properties style:font-name="Consolas" fo:color="#9CDCFE" style:letter-kerning="false" fo:font-size="10.5pt" style:font-size-asian="10.5pt" style:font-size-complex="10.5pt"/>
    </style:style>
    <style:style style:name="T461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462" style:parent-style-name="DefaultParagraphFont" style:family="text">
      <style:text-properties style:font-name="Consolas" fo:color="#CE9178" style:letter-kerning="false" fo:font-size="10.5pt" style:font-size-asian="10.5pt" style:font-size-complex="10.5pt"/>
    </style:style>
    <style:style style:name="T463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464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465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466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467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468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469" style:parent-style-name="DefaultParagraphFont" style:family="text">
      <style:text-properties style:font-name="Consolas" fo:color="#9CDCFE" style:letter-kerning="false" fo:font-size="10.5pt" style:font-size-asian="10.5pt" style:font-size-complex="10.5pt"/>
    </style:style>
    <style:style style:name="T470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471" style:parent-style-name="DefaultParagraphFont" style:family="text">
      <style:text-properties style:font-name="Consolas" fo:color="#CE9178" style:letter-kerning="false" fo:font-size="10.5pt" style:font-size-asian="10.5pt" style:font-size-complex="10.5pt"/>
    </style:style>
    <style:style style:name="T472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473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474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475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476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P477" style:parent-style-name="Normal" style:family="paragraph">
      <style:paragraph-properties fo:margin-bottom="0.1388in" fo:line-height="115%"/>
      <style:text-properties fo:font-size="18pt" style:font-size-asian="18pt" style:font-size-complex="18pt"/>
    </style:style>
    <style:style style:name="P478" style:parent-style-name="Normal" style:family="paragraph">
      <style:paragraph-properties fo:margin-bottom="0.1388in" fo:line-height="115%"/>
      <style:text-properties fo:font-weight="bold" style:font-weight-asian="bold" style:font-weight-complex="bold" fo:font-size="20pt" style:font-size-asian="20pt" style:font-size-complex="20pt"/>
    </style:style>
    <style:style style:name="P479" style:parent-style-name="Normal" style:family="paragraph">
      <style:paragraph-properties fo:margin-bottom="0.1388in" fo:line-height="115%"/>
      <style:text-properties fo:font-size="18pt" style:font-size-asian="18pt" style:font-size-complex="18pt"/>
    </style:style>
    <style:style style:name="P480" style:parent-style-name="Normal" style:family="paragraph">
      <style:paragraph-properties fo:margin-bottom="0.1388in" fo:line-height="115%"/>
      <style:text-properties fo:font-size="18pt" style:font-size-asian="18pt" style:font-size-complex="18pt"/>
    </style:style>
    <style:style style:name="P481" style:parent-style-name="Normal" style:family="paragraph">
      <style:paragraph-properties fo:widows="2" fo:orphans="2" style:punctuation-wrap="hanging" style:text-autospace="ideograph-alpha" style:vertical-align="auto" style:line-height-at-least="0.1979in" fo:background-color="#1F1F1F"/>
      <style:text-properties fo:hyphenate="true"/>
    </style:style>
    <style:style style:name="T482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483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484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485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486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487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488" style:parent-style-name="DefaultParagraphFont" style:family="text">
      <style:text-properties style:font-name="Consolas" fo:color="#9CDCFE" style:letter-kerning="false" fo:font-size="10.5pt" style:font-size-asian="10.5pt" style:font-size-complex="10.5pt"/>
    </style:style>
    <style:style style:name="T489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490" style:parent-style-name="DefaultParagraphFont" style:family="text">
      <style:text-properties style:font-name="Consolas" fo:color="#CE9178" style:letter-kerning="false" fo:font-size="10.5pt" style:font-size-asian="10.5pt" style:font-size-complex="10.5pt"/>
    </style:style>
    <style:style style:name="T491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492" style:parent-style-name="DefaultParagraphFont" style:family="text">
      <style:text-properties style:font-name="Consolas" fo:color="#9CDCFE" style:letter-kerning="false" fo:font-size="10.5pt" style:font-size-asian="10.5pt" style:font-size-complex="10.5pt"/>
    </style:style>
    <style:style style:name="T493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494" style:parent-style-name="DefaultParagraphFont" style:family="text">
      <style:text-properties style:font-name="Consolas" fo:color="#CE9178" style:letter-kerning="false" fo:font-size="10.5pt" style:font-size-asian="10.5pt" style:font-size-complex="10.5pt"/>
    </style:style>
    <style:style style:name="T495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496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497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498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499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500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501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P502" style:parent-style-name="Normal" style:family="paragraph">
      <style:paragraph-properties fo:margin-bottom="0.1388in" fo:line-height="115%"/>
      <style:text-properties fo:font-size="18pt" style:font-size-asian="18pt" style:font-size-complex="18pt"/>
    </style:style>
    <style:style style:name="P503" style:parent-style-name="Normal" style:family="paragraph">
      <style:paragraph-properties fo:margin-bottom="0.1388in" fo:line-height="115%"/>
      <style:text-properties fo:font-weight="bold" style:font-weight-asian="bold" style:font-weight-complex="bold" fo:font-size="20pt" style:font-size-asian="20pt" style:font-size-complex="20pt"/>
    </style:style>
    <style:style style:name="P504" style:parent-style-name="Normal" style:family="paragraph">
      <style:paragraph-properties fo:margin-bottom="0.1388in" fo:line-height="115%"/>
      <style:text-properties fo:font-size="18pt" style:font-size-asian="18pt" style:font-size-complex="18pt"/>
    </style:style>
    <style:style style:name="P505" style:parent-style-name="Normal" style:family="paragraph">
      <style:paragraph-properties fo:margin-bottom="0.1388in" fo:line-height="115%"/>
      <style:text-properties fo:font-weight="bold" style:font-weight-asian="bold" style:font-weight-complex="bold" fo:font-size="20pt" style:font-size-asian="20pt" style:font-size-complex="20pt"/>
    </style:style>
    <style:style style:name="P506" style:parent-style-name="Normal" style:family="paragraph">
      <style:paragraph-properties fo:margin-bottom="0.1388in" fo:line-height="115%"/>
      <style:text-properties fo:font-size="18pt" style:font-size-asian="18pt" style:font-size-complex="18pt"/>
    </style:style>
    <style:style style:name="P507" style:parent-style-name="Normal" style:family="paragraph">
      <style:paragraph-properties fo:widows="2" fo:orphans="2" style:punctuation-wrap="hanging" style:text-autospace="ideograph-alpha" style:vertical-align="auto" style:line-height-at-least="0.1979in" fo:background-color="#1F1F1F"/>
      <style:text-properties fo:hyphenate="true"/>
    </style:style>
    <style:style style:name="T508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509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510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511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512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513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514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515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516" style:parent-style-name="DefaultParagraphFont" style:family="text">
      <style:text-properties style:font-name="Consolas" fo:color="#9CDCFE" style:letter-kerning="false" fo:font-size="10.5pt" style:font-size-asian="10.5pt" style:font-size-complex="10.5pt"/>
    </style:style>
    <style:style style:name="T517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518" style:parent-style-name="DefaultParagraphFont" style:family="text">
      <style:text-properties style:font-name="Consolas" fo:color="#CE9178" style:letter-kerning="false" fo:font-size="10.5pt" style:font-size-asian="10.5pt" style:font-size-complex="10.5pt"/>
    </style:style>
    <style:style style:name="T519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520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521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522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523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524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T525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T526" style:parent-style-name="DefaultParagraphFont" style:family="text">
      <style:text-properties style:font-name="Consolas" fo:color="#569CD6" style:letter-kerning="false" fo:font-size="10.5pt" style:font-size-asian="10.5pt" style:font-size-complex="10.5pt"/>
    </style:style>
    <style:style style:name="T527" style:parent-style-name="DefaultParagraphFont" style:family="text">
      <style:text-properties style:font-name="Consolas" fo:color="#808080" style:letter-kerning="false" fo:font-size="10.5pt" style:font-size-asian="10.5pt" style:font-size-complex="10.5pt"/>
    </style:style>
    <style:style style:name="P528" style:parent-style-name="Normal" style:family="paragraph">
      <style:paragraph-properties fo:margin-bottom="0.1388in" fo:line-height="115%"/>
    </style:style>
    <style:style style:name="T529" style:parent-style-name="DefaultParagraphFont" style:family="text">
      <style:text-properties fo:color="#000000" fo:font-size="13.5pt" style:font-size-asian="13.5pt" style:font-size-complex="13.5pt"/>
    </style:style>
    <style:style style:name="T530" style:parent-style-name="DefaultParagraphFont" style:family="text">
      <style:text-properties fo:color="#FF0000" fo:font-size="13.5pt" style:font-size-asian="13.5pt" style:font-size-complex="13.5pt"/>
    </style:style>
    <style:style style:name="P531" style:parent-style-name="Normal" style:family="paragraph">
      <style:paragraph-properties fo:margin-bottom="0.1388in" fo:line-height="115%"/>
      <style:text-properties fo:font-size="18pt" style:font-size-asian="18pt" style:font-size-complex="18pt"/>
    </style:style>
    <style:style style:name="P532" style:parent-style-name="Normal" style:family="paragraph">
      <style:paragraph-properties fo:margin-bottom="0.1388in" fo:line-height="115%"/>
      <style:text-properties fo:font-size="18pt" style:font-size-asian="18pt" style:font-size-complex="18pt"/>
    </style:style>
    <style:style style:name="P533" style:parent-style-name="Normal" style:family="paragraph">
      <style:paragraph-properties fo:margin-bottom="0.1388in" fo:line-height="115%"/>
      <style:text-properties fo:font-weight="bold" style:font-weight-asian="bold" style:font-weight-complex="bold" fo:font-size="20pt" style:font-size-asian="20pt" style:font-size-complex="20pt"/>
    </style:style>
    <style:style style:name="P534" style:parent-style-name="Normal" style:family="paragraph">
      <style:paragraph-properties fo:margin-bottom="0.1388in" fo:line-height="115%"/>
      <style:text-properties fo:font-size="18pt" style:font-size-asian="18pt" style:font-size-complex="18pt"/>
    </style:style>
    <style:style style:name="P535" style:parent-style-name="Normal" style:family="paragraph">
      <style:paragraph-properties fo:margin-bottom="0.1388in" fo:line-height="115%"/>
      <style:text-properties fo:font-size="18pt" style:font-size-asian="18pt" style:font-size-complex="18pt"/>
    </style:style>
    <style:style style:name="P536" style:parent-style-name="Normal" style:family="paragraph">
      <style:paragraph-properties fo:margin-bottom="0.1388in" fo:line-height="115%"/>
      <style:text-properties fo:font-size="18pt" style:font-size-asian="18pt" style:font-size-complex="18pt"/>
    </style:style>
    <style:style style:name="P537" style:parent-style-name="Normal" style:family="paragraph">
      <style:paragraph-properties fo:margin-bottom="0.1388in" fo:line-height="115%"/>
      <style:text-properties fo:font-size="18pt" style:font-size-asian="18pt" style:font-size-complex="18pt"/>
    </style:style>
    <style:style style:name="P538" style:parent-style-name="Normal" style:family="paragraph">
      <style:paragraph-properties style:line-height-at-least="0.1979in" fo:background-color="#1F1F1F"/>
      <style:text-properties fo:hyphenate="true"/>
    </style:style>
    <style:style style:name="T539" style:parent-style-name="DefaultParagraphFont" style:family="text">
      <style:text-properties fo:font-size="18pt" style:font-size-asian="18pt" style:font-size-complex="18pt"/>
    </style:style>
    <style:style style:name="T540" style:parent-style-name="DefaultParagraphFont" style:family="text">
      <style:text-properties style:font-name="Consolas" fo:color="#CCCCCC" style:letter-kerning="false" fo:font-size="10.5pt" style:font-size-asian="10.5pt" style:font-size-complex="10.5pt"/>
    </style:style>
    <style:style style:name="P541" style:parent-style-name="Normal" style:family="paragraph">
      <style:paragraph-properties fo:widows="2" fo:orphans="2" style:punctuation-wrap="hanging" style:text-autospace="ideograph-alpha" style:vertical-align="auto" style:line-height-at-least="0.1979in" fo:background-color="#1F1F1F"/>
      <style:text-properties style:font-name="Consolas" fo:color="#CCCCCC" style:letter-kerning="false" fo:font-size="10.5pt" style:font-size-asian="10.5pt" style:font-size-complex="10.5pt" fo:hyphenate="true"/>
    </style:style>
    <style:style style:name="P542" style:parent-style-name="Normal" style:family="paragraph">
      <style:paragraph-properties fo:widows="2" fo:orphans="2" style:punctuation-wrap="hanging" style:text-autospace="ideograph-alpha" style:vertical-align="auto" style:line-height-at-least="0.1979in" fo:background-color="#1F1F1F"/>
      <style:text-properties style:font-name="Consolas" fo:color="#CCCCCC" style:letter-kerning="false" fo:font-size="10.5pt" style:font-size-asian="10.5pt" style:font-size-complex="10.5pt" fo:hyphenate="true"/>
    </style:style>
    <style:style style:name="P543" style:parent-style-name="Normal" style:family="paragraph">
      <style:paragraph-properties fo:widows="2" fo:orphans="2" style:punctuation-wrap="hanging" style:text-autospace="ideograph-alpha" style:vertical-align="auto" style:line-height-at-least="0.1979in" fo:background-color="#1F1F1F"/>
      <style:text-properties style:font-name="Consolas" fo:color="#CCCCCC" style:letter-kerning="false" fo:font-size="10.5pt" style:font-size-asian="10.5pt" style:font-size-complex="10.5pt" fo:hyphenate="true"/>
    </style:style>
    <style:style style:name="P544" style:parent-style-name="Normal" style:family="paragraph">
      <style:paragraph-properties fo:widows="2" fo:orphans="2" style:punctuation-wrap="hanging" style:text-autospace="ideograph-alpha" style:vertical-align="auto" style:line-height-at-least="0.1979in" fo:background-color="#1F1F1F"/>
      <style:text-properties style:font-name="Consolas" fo:color="#CCCCCC" style:letter-kerning="false" fo:font-size="10.5pt" style:font-size-asian="10.5pt" style:font-size-complex="10.5pt" fo:hyphenate="true"/>
    </style:style>
    <style:style style:name="P545" style:parent-style-name="Normal" style:family="paragraph">
      <style:paragraph-properties fo:widows="2" fo:orphans="2" style:punctuation-wrap="hanging" style:text-autospace="ideograph-alpha" style:vertical-align="auto" style:line-height-at-least="0.1979in" fo:background-color="#1F1F1F"/>
      <style:text-properties style:font-name="Consolas" fo:color="#CCCCCC" style:letter-kerning="false" fo:font-size="10.5pt" style:font-size-asian="10.5pt" style:font-size-complex="10.5pt" fo:hyphenate="true"/>
    </style:style>
    <style:style style:name="P546" style:parent-style-name="Normal" style:family="paragraph">
      <style:paragraph-properties fo:widows="2" fo:orphans="2" style:punctuation-wrap="hanging" style:text-autospace="ideograph-alpha" style:vertical-align="auto" style:line-height-at-least="0.1979in" fo:background-color="#1F1F1F"/>
      <style:text-properties style:font-name="Consolas" fo:color="#CCCCCC" style:letter-kerning="false" fo:font-size="10.5pt" style:font-size-asian="10.5pt" style:font-size-complex="10.5pt" fo:hyphenate="true"/>
    </style:style>
    <style:style style:name="P547" style:parent-style-name="Normal" style:family="paragraph">
      <style:paragraph-properties fo:widows="2" fo:orphans="2" style:punctuation-wrap="hanging" style:text-autospace="ideograph-alpha" style:vertical-align="auto" style:line-height-at-least="0.1979in" fo:background-color="#1F1F1F"/>
      <style:text-properties style:font-name="Consolas" fo:color="#CCCCCC" style:letter-kerning="false" fo:font-size="10.5pt" style:font-size-asian="10.5pt" style:font-size-complex="10.5pt" fo:hyphenate="true"/>
    </style:style>
    <style:style style:name="P548" style:parent-style-name="Normal" style:family="paragraph">
      <style:paragraph-properties fo:widows="2" fo:orphans="2" style:punctuation-wrap="hanging" style:text-autospace="ideograph-alpha" style:vertical-align="auto" style:line-height-at-least="0.1979in" fo:background-color="#1F1F1F"/>
      <style:text-properties style:font-name="Consolas" fo:color="#CCCCCC" style:letter-kerning="false" fo:font-size="10.5pt" style:font-size-asian="10.5pt" style:font-size-complex="10.5pt" fo:hyphenate="true"/>
    </style:style>
    <style:style style:name="P549" style:parent-style-name="Normal" style:family="paragraph">
      <style:paragraph-properties fo:widows="2" fo:orphans="2" style:punctuation-wrap="hanging" style:text-autospace="ideograph-alpha" style:vertical-align="auto" style:line-height-at-least="0.1979in" fo:background-color="#1F1F1F"/>
      <style:text-properties style:font-name="Consolas" fo:color="#CCCCCC" style:letter-kerning="false" fo:font-size="10.5pt" style:font-size-asian="10.5pt" style:font-size-complex="10.5pt" fo:hyphenate="true"/>
    </style:style>
    <style:style style:name="P550" style:parent-style-name="Normal" style:family="paragraph">
      <style:paragraph-properties fo:widows="2" fo:orphans="2" style:punctuation-wrap="hanging" style:text-autospace="ideograph-alpha" style:vertical-align="auto" style:line-height-at-least="0.1979in" fo:background-color="#1F1F1F"/>
      <style:text-properties style:font-name="Consolas" fo:color="#CCCCCC" style:letter-kerning="false" fo:font-size="10.5pt" style:font-size-asian="10.5pt" style:font-size-complex="10.5pt" fo:hyphenate="true"/>
    </style:style>
    <style:style style:name="P551" style:parent-style-name="Normal" style:family="paragraph">
      <style:paragraph-properties fo:widows="2" fo:orphans="2" style:punctuation-wrap="hanging" style:text-autospace="ideograph-alpha" style:vertical-align="auto" style:line-height-at-least="0.1979in" fo:background-color="#1F1F1F"/>
      <style:text-properties style:font-name="Consolas" fo:color="#CCCCCC" style:letter-kerning="false" fo:font-size="10.5pt" style:font-size-asian="10.5pt" style:font-size-complex="10.5pt" fo:hyphenate="true"/>
    </style:style>
    <style:style style:name="P552" style:parent-style-name="Normal" style:family="paragraph">
      <style:paragraph-properties fo:margin-bottom="0.1388in" fo:line-height="115%"/>
      <style:text-properties fo:font-size="18pt" style:font-size-asian="18pt" style:font-size-complex="18pt"/>
    </style:style>
    <style:style style:name="P553" style:parent-style-name="Normal" style:family="paragraph">
      <style:paragraph-properties fo:margin-bottom="0.1388in" fo:line-height="115%"/>
      <style:text-properties fo:font-weight="bold" style:font-weight-asian="bold" style:font-weight-complex="bold" fo:font-size="20pt" style:font-size-asian="20pt" style:font-size-complex="20pt"/>
    </style:style>
    <style:style style:name="P554" style:parent-style-name="Normal" style:family="paragraph">
      <style:paragraph-properties fo:margin-bottom="0.1388in" fo:line-height="115%"/>
      <style:text-properties fo:font-size="18pt" style:font-size-asian="18pt" style:font-size-complex="18pt"/>
    </style:style>
    <style:style style:name="P555" style:parent-style-name="Normal" style:family="paragraph">
      <style:paragraph-properties fo:margin-bottom="0.1388in" fo:line-height="115%"/>
      <style:text-properties fo:font-size="18pt" style:font-size-asian="18pt" style:font-size-complex="18pt"/>
    </style:style>
    <style:style style:name="P556" style:parent-style-name="Normal" style:family="paragraph">
      <style:paragraph-properties fo:margin-bottom="0.1388in" fo:line-height="115%"/>
      <style:text-properties fo:font-size="18pt" style:font-size-asian="18pt" style:font-size-complex="18pt"/>
    </style:style>
    <style:style style:name="P557" style:parent-style-name="Normal" style:family="paragraph">
      <style:paragraph-properties fo:margin-bottom="0.1388in" fo:line-height="115%"/>
      <style:text-properties fo:font-size="18pt" style:font-size-asian="18pt" style:font-size-complex="18pt"/>
    </style:style>
    <style:style style:name="P558" style:parent-style-name="Normal" style:family="paragraph">
      <style:paragraph-properties fo:margin-bottom="0.1388in" fo:line-height="115%"/>
      <style:text-properties fo:font-weight="bold" style:font-weight-asian="bold" style:font-weight-complex="bold" fo:font-size="20pt" style:font-size-asian="20pt" style:font-size-complex="20pt"/>
    </style:style>
    <style:style style:name="P559" style:parent-style-name="Normal" style:family="paragraph">
      <style:paragraph-properties fo:margin-bottom="0.1388in" fo:line-height="115%"/>
      <style:text-properties fo:font-size="18pt" style:font-size-asian="18pt" style:font-size-complex="18pt"/>
    </style:style>
    <style:style style:name="P560" style:parent-style-name="Normal" style:family="paragraph">
      <style:paragraph-properties fo:margin-bottom="0.1388in" fo:line-height="115%"/>
      <style:text-properties fo:font-size="18pt" style:font-size-asian="18pt" style:font-size-complex="18pt"/>
    </style:style>
    <style:style style:name="P561" style:parent-style-name="Normal" style:family="paragraph">
      <style:paragraph-properties fo:margin-bottom="0.1388in" fo:line-height="115%"/>
      <style:text-properties fo:font-size="18pt" style:font-size-asian="18pt" style:font-size-complex="18pt"/>
    </style:style>
    <style:style style:name="P562" style:parent-style-name="Normal" style:family="paragraph">
      <style:paragraph-properties fo:margin-bottom="0.1388in" fo:line-height="115%"/>
      <style:text-properties fo:font-size="18pt" style:font-size-asian="18pt" style:font-size-complex="18pt"/>
    </style:style>
    <style:style style:name="P563" style:parent-style-name="Normal" style:family="paragraph">
      <style:paragraph-properties fo:margin-bottom="0.1388in" fo:line-height="115%"/>
      <style:text-properties fo:font-weight="bold" style:font-weight-asian="bold" style:font-weight-complex="bold" fo:font-size="20pt" style:font-size-asian="20pt" style:font-size-complex="20pt"/>
    </style:style>
    <style:style style:name="P564" style:parent-style-name="Normal" style:family="paragraph">
      <style:paragraph-properties fo:margin-bottom="0.1388in" fo:line-height="115%" fo:margin-left="0.5in" fo:text-indent="-0.5in">
        <style:tab-stops/>
      </style:paragraph-properties>
      <style:text-properties fo:font-size="18pt" style:font-size-asian="18pt" style:font-size-complex="18pt"/>
    </style:style>
    <style:style style:name="P565" style:parent-style-name="Normal" style:family="paragraph">
      <style:paragraph-properties fo:margin-bottom="0.1388in" fo:line-height="115%" fo:margin-left="0.5in" fo:text-indent="-0.5in">
        <style:tab-stops/>
      </style:paragraph-properties>
      <style:text-properties fo:font-size="18pt" style:font-size-asian="18pt" style:font-size-complex="18pt"/>
    </style:style>
    <style:style style:name="P566" style:parent-style-name="Normal" style:family="paragraph">
      <style:paragraph-properties fo:margin-bottom="0.1388in" fo:line-height="115%" fo:margin-left="0.5in" fo:text-indent="-0.5in">
        <style:tab-stops/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567" style:parent-style-name="Normal" style:family="paragraph">
      <style:paragraph-properties fo:margin-bottom="0.1388in" fo:line-height="115%" fo:margin-left="0.5in" fo:text-indent="-0.5in">
        <style:tab-stops/>
      </style:paragraph-properties>
    </style:style>
    <style:style style:name="T568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569" style:parent-style-name="DefaultParagraphFont" style:family="text">
      <style:text-properties fo:font-size="18pt" style:font-size-asian="18pt" style:font-size-complex="18pt"/>
    </style:style>
    <style:style style:name="P570" style:parent-style-name="Normal" style:family="paragraph">
      <style:paragraph-properties fo:margin-bottom="0.1388in" fo:line-height="115%" fo:margin-left="0.5in" fo:text-indent="-0.5in">
        <style:tab-stops/>
      </style:paragraph-properties>
      <style:text-properties fo:font-size="18pt" style:font-size-asian="18pt" style:font-size-complex="18pt"/>
    </style:style>
    <style:style style:name="P571" style:parent-style-name="Normal" style:family="paragraph">
      <style:paragraph-properties fo:margin-bottom="0.1388in" fo:line-height="115%" fo:margin-left="0.5in" fo:text-indent="-0.5in">
        <style:tab-stops/>
      </style:paragraph-properties>
      <style:text-properties fo:font-size="18pt" style:font-size-asian="18pt" style:font-size-complex="18pt"/>
    </style:style>
    <style:style style:name="P572" style:parent-style-name="Normal" style:family="paragraph">
      <style:paragraph-properties fo:margin-bottom="0.1388in" fo:line-height="115%" fo:margin-left="0.5in" fo:text-indent="-0.5in">
        <style:tab-stops/>
      </style:paragraph-properties>
      <style:text-properties fo:font-size="18pt" style:font-size-asian="18pt" style:font-size-complex="18pt"/>
    </style:style>
    <style:style style:name="P573" style:parent-style-name="Normal" style:family="paragraph">
      <style:paragraph-properties fo:margin-bottom="0.1388in" fo:line-height="115%" fo:margin-left="0.5in" fo:text-indent="-0.5in">
        <style:tab-stops/>
      </style:paragraph-properties>
      <style:text-properties fo:font-size="18pt" style:font-size-asian="18pt" style:font-size-complex="18pt"/>
    </style:style>
    <style:style style:name="P574" style:parent-style-name="Normal" style:family="paragraph">
      <style:paragraph-properties fo:margin-bottom="0.1388in" fo:line-height="115%" fo:margin-left="0.5in" fo:text-indent="-0.5in">
        <style:tab-stops/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575" style:parent-style-name="Normal" style:family="paragraph">
      <style:paragraph-properties fo:margin-bottom="0.1388in" fo:line-height="115%" fo:margin-left="0.5in" fo:text-indent="-0.5in">
        <style:tab-stops/>
      </style:paragraph-properties>
    </style:style>
    <style:style style:name="T576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577" style:parent-style-name="DefaultParagraphFont" style:family="text">
      <style:text-properties fo:font-size="18pt" style:font-size-asian="18pt" style:font-size-complex="18pt"/>
    </style:style>
    <style:style style:name="P578" style:parent-style-name="Normal" style:family="paragraph">
      <style:paragraph-properties fo:margin-bottom="0.1388in" fo:line-height="115%" fo:margin-left="0.5in" fo:text-indent="-0.5in">
        <style:tab-stops/>
      </style:paragraph-properties>
    </style:style>
    <style:style style:name="T579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580" style:parent-style-name="DefaultParagraphFont" style:family="text">
      <style:text-properties fo:font-size="18pt" style:font-size-asian="18pt" style:font-size-complex="18pt"/>
    </style:style>
    <style:style style:name="P581" style:parent-style-name="Normal" style:family="paragraph">
      <style:paragraph-properties fo:margin-bottom="0.1388in" fo:line-height="115%" fo:margin-left="0.5in" fo:text-indent="-0.5in">
        <style:tab-stops/>
      </style:paragraph-properties>
      <style:text-properties fo:font-size="18pt" style:font-size-asian="18pt" style:font-size-complex="18pt"/>
    </style:style>
    <style:style style:name="P582" style:parent-style-name="Normal" style:family="paragraph">
      <style:paragraph-properties fo:margin-bottom="0.1388in" fo:line-height="115%" fo:margin-left="0.5in" fo:text-indent="-0.5in">
        <style:tab-stops/>
      </style:paragraph-properties>
      <style:text-properties fo:font-size="18pt" style:font-size-asian="18pt" style:font-size-complex="18pt"/>
    </style:style>
    <style:style style:name="P583" style:parent-style-name="Normal" style:family="paragraph">
      <style:paragraph-properties fo:margin-bottom="0.1388in" fo:line-height="115%" fo:margin-left="0.5in" fo:text-indent="-0.5in">
        <style:tab-stops/>
      </style:paragraph-properties>
      <style:text-properties fo:font-size="18pt" style:font-size-asian="18pt" style:font-size-complex="18pt"/>
    </style:style>
    <style:style style:name="P584" style:parent-style-name="Normal" style:family="paragraph">
      <style:paragraph-properties fo:margin-bottom="0.1388in" fo:line-height="115%"/>
      <style:text-properties fo:font-size="18pt" style:font-size-asian="18pt" style:font-size-complex="18pt"/>
    </style:style>
    <style:style style:name="P585" style:parent-style-name="Normal" style:family="paragraph">
      <style:paragraph-properties fo:margin-bottom="0.1388in" fo:line-height="115%"/>
    </style:style>
    <style:style style:name="P586" style:parent-style-name="Normal" style:family="paragraph">
      <style:paragraph-properties fo:margin-bottom="0.1388in" fo:line-height="115%"/>
    </style:style>
    <style:style style:name="P587" style:parent-style-name="Normal" style:family="paragraph">
      <style:paragraph-properties fo:margin-bottom="0.1388in" fo:line-height="115%"/>
    </style:style>
    <style:style style:name="P588" style:parent-style-name="Normal" style:family="paragraph">
      <style:paragraph-properties fo:margin-bottom="0.1388in" fo:line-height="115%"/>
    </style:style>
    <style:style style:name="P589" style:parent-style-name="Normal" style:family="paragraph">
      <style:paragraph-properties fo:margin-bottom="0.1388in" fo:line-height="115%"/>
      <style:text-properties fo:font-size="18pt" style:font-size-asian="18pt" style:font-size-complex="18pt"/>
    </style:style>
    <style:style style:name="P590" style:parent-style-name="Normal" style:family="paragraph">
      <style:paragraph-properties fo:margin-bottom="0.1388in" fo:line-height="115%"/>
    </style:style>
    <style:style style:name="P591" style:parent-style-name="Normal" style:family="paragraph">
      <style:paragraph-properties fo:margin-bottom="0.1388in" fo:line-height="115%"/>
    </style:style>
    <style:style style:name="P592" style:parent-style-name="Normal" style:family="paragraph">
      <style:paragraph-properties fo:margin-bottom="0.1388in" fo:line-height="115%"/>
    </style:style>
    <style:style style:name="P593" style:parent-style-name="Normal" style:family="paragraph">
      <style:paragraph-properties fo:margin-bottom="0.1388in" fo:line-height="115%"/>
    </style:style>
    <style:style style:name="P594" style:parent-style-name="Normal" style:family="paragraph">
      <style:paragraph-properties fo:margin-bottom="0.1388in" fo:line-height="115%"/>
    </style:style>
    <style:style style:name="P595" style:parent-style-name="Normal" style:family="paragraph">
      <style:paragraph-properties fo:margin-bottom="0.1388in" fo:line-height="115%"/>
    </style:style>
    <style:style style:name="P596" style:parent-style-name="Normal" style:family="paragraph">
      <style:paragraph-properties fo:margin-bottom="0.1388in" fo:line-height="115%"/>
    </style:style>
    <style:style style:name="P597" style:parent-style-name="Normal" style:family="paragraph">
      <style:paragraph-properties fo:margin-bottom="0.1388in" fo:line-height="115%"/>
    </style:style>
    <style:style style:name="P598" style:parent-style-name="Normal" style:family="paragraph">
      <style:paragraph-properties fo:margin-bottom="0.1388in" fo:line-height="115%"/>
    </style:style>
    <style:style style:name="P599" style:parent-style-name="Normal" style:family="paragraph">
      <style:paragraph-properties fo:margin-bottom="0.1388in" fo:line-height="115%"/>
    </style:style>
    <style:style style:name="P600" style:parent-style-name="Normal" style:family="paragraph">
      <style:paragraph-properties fo:margin-bottom="0.1388in" fo:line-height="115%"/>
    </style:style>
    <style:style style:name="P601" style:parent-style-name="Normal" style:family="paragraph">
      <style:paragraph-properties fo:text-align="center" fo:margin-bottom="0.1388in" fo:line-height="115%"/>
    </style:style>
    <style:style style:name="P602" style:parent-style-name="Normal" style:family="paragraph">
      <style:paragraph-properties fo:text-align="center" fo:margin-bottom="0.1388in" fo:line-height="115%"/>
    </style:style>
    <style:style style:name="T603" style:parent-style-name="DefaultParagraphFont" style:family="text">
      <style:text-properties style:font-name-asian="Calibri" style:font-name-complex="Calibri"/>
    </style:style>
  </office:automatic-styles>
  <office:body>
    <office:text text:use-soft-page-breaks="true">
      <text:p text:style-name="P1"><text:span text:style-name="T2">Web Designing Assignment <text:s text:c="10"/>Trem-1</text:span></text:p>
      <text:p text:style-name="P3"><text:span text:style-name="T4"><text:s/></text:span><text:span text:style-name="T5">Module (HTML)-1</text:span></text:p>
      <text:p text:style-name="P6"><text:span text:style-name="T7">Q.Are the HTML tags and ELEMENTS the same thing?</text:span></text:p>
      <text:p text:style-name="P8"><text:span text:style-name="T9"><text:s/>=.</text:span><text:span text:style-name="T10">HTML Tags</text:span><text:span text:style-name="T11">:</text:span></text:p>
      <text:p text:style-name="P12"><text:span text:style-name="T13">Tags define the structure and behavior of elements.</text:span></text:p>
      <text:p text:style-name="P14"><text:span text:style-name="T15">&lt;img&gt;;&lt;h&gt;;&lt;p&gt;;&lt;table&gt;;etc. all are html tags .</text:span></text:p>
      <text:p text:style-name="P16"><text:span text:style-name="T17">whereas,</text:span></text:p>
      <text:p text:style-name="P18"><text:span text:style-name="T19">.</text:span><text:span text:style-name="T20">HTML Elements</text:span><text:span text:style-name="T21">: <text:s text:c="2"/></text:span></text:p>
      <text:p text:style-name="P22"><text:span text:style-name="T23">Elements consists: opening tag,content,closing tag.</text:span></text:p>
      <text:p text:style-name="P24"><text:span text:style-name="T25">ex.=&lt;p&gt;welcome to my home &lt;/p&gt;; this all unit is html elements.</text:span></text:p>
      <text:p text:style-name="P26"/>
      <text:p text:style-name="P27"><text:span text:style-name="T28">Q.What are tags and attributes in HTML?</text:span></text:p>
      <text:p text:style-name="P29"><text:span text:style-name="T30">=.</text:span><text:span text:style-name="T31">Tags</text:span><text:span text:style-name="T32"><text:s/>:</text:span></text:p>
      <text:p text:style-name="P33"><text:span text:style-name="T34">Tags define the structure and behavior of elements.</text:span></text:p>
      <text:p text:style-name="P35"><text:span text:style-name="T36"><text:s/>ex.=&lt;p&gt;to&lt;/p&gt;</text:span></text:p>
      <text:p text:style-name="P37"><text:span text:style-name="T38">.Attributes</text:span><text:span text:style-name="T39"><text:s/>:</text:span></text:p>
      <text:p text:style-name="P40"><text:span text:style-name="T41">these are added to the opening tag of an element to provide extra modify the behavior of the elements .</text:span></text:p>
      <text:soft-page-break/>
      <text:p text:style-name="P42"><text:span text:style-name="T43">ex.=&lt;img src=carimg. alt=img ;alt,src are attributes,</text:span></text:p>
      <text:p text:style-name="P44">Q. What are void elements in HTML?</text:p>
      <text:p text:style-name="P45">= void elements in HTML are elements that do not have a closing tag. They are self -closing tags.</text:p>
      <text:p text:style-name="P46">Ex.=&lt;img&gt;,&lt;br&gt;,&lt;hr&gt;,&lt;link&gt;…</text:p>
      <text:p text:style-name="P47"/>
      <text:p text:style-name="P48">Q. What are HTML <text:s/>Entities ?</text:p>
      <text:p text:style-name="P49">= HTML Entities = special codes used to represent characters and symbols in HTML .</text:p>
      <text:p text:style-name="P50">Ex.= &lt; ,&gt; ,$ ,&amp; ,^ ,#...</text:p>
      <text:p text:style-name="P51"/>
      <text:p text:style-name="P52">Q. What are different types of lists in HTML ?</text:p>
      <text:p text:style-name="P53">= 1. Ordered list &lt;ol&gt;</text:p>
      <text:p text:style-name="P54"><text:span text:style-name="T55"><text:s text:c="5"/></text:span><text:span text:style-name="T56">&lt;</text:span><text:span text:style-name="T57">ol</text:span><text:span text:style-name="T58">&gt;</text:span></text:p>
      <text:p text:style-name="P59"><text:span text:style-name="T60">       <text:s/></text:span><text:span text:style-name="T61">&lt;</text:span><text:span text:style-name="T62">br</text:span><text:span text:style-name="T63">&gt;&lt;</text:span><text:span text:style-name="T64">li</text:span><text:span text:style-name="T65">&gt;</text:span><text:span text:style-name="T66">Strat</text:span><text:span text:style-name="T67">&lt;/</text:span><text:span text:style-name="T68">font</text:span><text:span text:style-name="T69">&gt;&lt;/</text:span><text:span text:style-name="T70">li</text:span><text:span text:style-name="T71">&gt;</text:span></text:p>
      <text:p text:style-name="P72"><text:span text:style-name="T73">       </text:span><text:span text:style-name="T74">&lt;</text:span><text:span text:style-name="T75">br</text:span><text:span text:style-name="T76">&gt;&lt;</text:span><text:span text:style-name="T77">li</text:span><text:span text:style-name="T78">&gt;</text:span><text:span text:style-name="T79">Picture 1</text:span><text:span text:style-name="T80">&lt;/</text:span><text:span text:style-name="T81">li</text:span><text:span text:style-name="T82">&gt;</text:span></text:p>
      <text:p text:style-name="P83"><text:span text:style-name="T84">       <text:s/></text:span><text:span text:style-name="T85">&lt;</text:span><text:span text:style-name="T86">br</text:span><text:span text:style-name="T87">&gt;&lt;</text:span><text:span text:style-name="T88">li</text:span><text:span text:style-name="T89">&gt;</text:span><text:span text:style-name="T90">Picture 2</text:span><text:span text:style-name="T91">&lt;/</text:span><text:span text:style-name="T92">li</text:span><text:span text:style-name="T93">&gt;</text:span></text:p>
      <text:p text:style-name="P94"><text:span text:style-name="T95">       <text:s/></text:span><text:span text:style-name="T96">&lt;</text:span><text:span text:style-name="T97">br</text:span><text:span text:style-name="T98">&gt;&lt;</text:span><text:span text:style-name="T99">li</text:span><text:span text:style-name="T100">&gt;</text:span><text:span text:style-name="T101">Picture 3</text:span><text:span text:style-name="T102">&lt;/</text:span><text:span text:style-name="T103">li</text:span><text:span text:style-name="T104">&gt;</text:span></text:p>
      <text:p text:style-name="P105"><text:span text:style-name="T106">       <text:s/></text:span><text:span text:style-name="T107">&lt;</text:span><text:span text:style-name="T108">br</text:span><text:span text:style-name="T109">&gt;&lt;</text:span><text:span text:style-name="T110">li</text:span><text:span text:style-name="T111">&gt;</text:span><text:span text:style-name="T112">Picture 4</text:span><text:span text:style-name="T113">&lt;/</text:span><text:span text:style-name="T114">li</text:span><text:span text:style-name="T115">&gt;</text:span></text:p>
      <text:p text:style-name="P116"><text:span text:style-name="T117">       <text:s/></text:span><text:span text:style-name="T118">&lt;</text:span><text:span text:style-name="T119">br</text:span><text:span text:style-name="T120">&gt;&lt;</text:span><text:span text:style-name="T121">li</text:span><text:span text:style-name="T122">&gt;</text:span><text:span text:style-name="T123">Picture 5</text:span><text:span text:style-name="T124">&lt;/</text:span><text:span text:style-name="T125">li</text:span><text:span text:style-name="T126">&gt;</text:span></text:p>
      <text:p text:style-name="P127"><text:span text:style-name="T128">   <text:s/></text:span><text:span text:style-name="T129">&lt;/</text:span><text:span text:style-name="T130">ol</text:span><text:span text:style-name="T131">&gt;</text:span></text:p>
      <text:p text:style-name="P132"/>
      <text:p text:style-name="P133"><text:s text:c="3"/>2. Unordered list &lt;ul&gt;<text:s/></text:p>
      <text:p text:style-name="P134"><text:span text:style-name="T135"><text:s text:c="4"/></text:span><text:span text:style-name="T136"> </text:span><text:span text:style-name="T137">&lt;</text:span><text:span text:style-name="T138">ul</text:span><text:span text:style-name="T139">&gt;</text:span></text:p>
      <text:p text:style-name="P140"><text:span text:style-name="T141">       <text:s/></text:span><text:span text:style-name="T142">&lt;</text:span><text:span text:style-name="T143">br</text:span><text:span text:style-name="T144">&gt;&lt;</text:span><text:span text:style-name="T145">li</text:span><text:span text:style-name="T146">&gt;</text:span><text:span text:style-name="T147">Strat</text:span><text:span text:style-name="T148">&lt;/</text:span><text:span text:style-name="T149">font</text:span><text:span text:style-name="T150">&gt;&lt;/</text:span><text:span text:style-name="T151">li</text:span><text:span text:style-name="T152">&gt;</text:span></text:p>
      <text:p text:style-name="P153"><text:span text:style-name="T154">       </text:span><text:span text:style-name="T155">&lt;</text:span><text:span text:style-name="T156">br</text:span><text:span text:style-name="T157">&gt;&lt;</text:span><text:span text:style-name="T158">li</text:span><text:span text:style-name="T159">&gt;</text:span><text:span text:style-name="T160">Picture 1</text:span><text:span text:style-name="T161">&lt;/</text:span><text:span text:style-name="T162">li</text:span><text:span text:style-name="T163">&gt;</text:span></text:p>
      <text:p text:style-name="P164"><text:span text:style-name="T165">       <text:s/></text:span><text:span text:style-name="T166">&lt;</text:span><text:span text:style-name="T167">br</text:span><text:span text:style-name="T168">&gt;&lt;</text:span><text:span text:style-name="T169">li</text:span><text:span text:style-name="T170">&gt;</text:span><text:span text:style-name="T171">Picture 2</text:span><text:span text:style-name="T172">&lt;/</text:span><text:span text:style-name="T173">li</text:span><text:span text:style-name="T174">&gt;</text:span></text:p>
      <text:soft-page-break/>
      <text:p text:style-name="P175"><text:span text:style-name="T176">       <text:s/></text:span><text:span text:style-name="T177">&lt;</text:span><text:span text:style-name="T178">br</text:span><text:span text:style-name="T179">&gt;&lt;</text:span><text:span text:style-name="T180">li</text:span><text:span text:style-name="T181">&gt;</text:span><text:span text:style-name="T182">Picture 3</text:span><text:span text:style-name="T183">&lt;/</text:span><text:span text:style-name="T184">li</text:span><text:span text:style-name="T185">&gt;</text:span></text:p>
      <text:p text:style-name="P186"><text:span text:style-name="T187">       <text:s/></text:span><text:span text:style-name="T188">&lt;</text:span><text:span text:style-name="T189">br</text:span><text:span text:style-name="T190">&gt;&lt;</text:span><text:span text:style-name="T191">li</text:span><text:span text:style-name="T192">&gt;</text:span><text:span text:style-name="T193">Picture 4</text:span><text:span text:style-name="T194">&lt;/</text:span><text:span text:style-name="T195">li</text:span><text:span text:style-name="T196">&gt;</text:span></text:p>
      <text:p text:style-name="P197"><text:span text:style-name="T198">       <text:s/></text:span><text:span text:style-name="T199">&lt;</text:span><text:span text:style-name="T200">br</text:span><text:span text:style-name="T201">&gt;&lt;</text:span><text:span text:style-name="T202">li</text:span><text:span text:style-name="T203">&gt;</text:span><text:span text:style-name="T204">Picture 5</text:span><text:span text:style-name="T205">&lt;/</text:span><text:span text:style-name="T206">li</text:span><text:span text:style-name="T207">&gt;</text:span></text:p>
      <text:p text:style-name="P208"><text:span text:style-name="T209">   <text:s/></text:span><text:span text:style-name="T210">&lt;/</text:span><text:span text:style-name="T211">ul</text:span><text:span text:style-name="T212">&gt;</text:span></text:p>
      <text:p text:style-name="P213"/>
      <text:p text:style-name="P214"><text:s text:c="3"/>3. Definition list &lt;dl&gt;<text:s/></text:p>
      <text:p text:style-name="P215"><text:span text:style-name="T216"><text:s text:c="2"/></text:span><text:span text:style-name="T217">   <text:s/></text:span><text:span text:style-name="T218">&lt;</text:span><text:span text:style-name="T219">dl</text:span><text:span text:style-name="T220">&gt;</text:span></text:p>
      <text:p text:style-name="P221"><text:span text:style-name="T222">       <text:s/></text:span><text:span text:style-name="T223">&lt;</text:span><text:span text:style-name="T224">br</text:span><text:span text:style-name="T225">&gt;&lt;</text:span><text:span text:style-name="T226">dt</text:span><text:span text:style-name="T227">&gt;</text:span><text:span text:style-name="T228">Strat</text:span><text:span text:style-name="T229">&lt;/</text:span><text:span text:style-name="T230">font</text:span><text:span text:style-name="T231">&gt;&lt;/</text:span><text:span text:style-name="T232">dt</text:span><text:span text:style-name="T233">&gt;</text:span></text:p>
      <text:p text:style-name="P234"><text:span text:style-name="T235">       </text:span><text:span text:style-name="T236">&lt;</text:span><text:span text:style-name="T237">br</text:span><text:span text:style-name="T238">&gt;&lt;</text:span><text:span text:style-name="T239">dd</text:span><text:span text:style-name="T240">&gt;</text:span><text:span text:style-name="T241">Picture 1</text:span><text:span text:style-name="T242">&lt;/</text:span><text:span text:style-name="T243">dd</text:span><text:span text:style-name="T244">&gt;</text:span></text:p>
      <text:p text:style-name="P245"><text:span text:style-name="T246">       <text:s/></text:span><text:span text:style-name="T247">&lt;</text:span><text:span text:style-name="T248">br</text:span><text:span text:style-name="T249">&gt;&lt;</text:span><text:span text:style-name="T250">dt</text:span><text:span text:style-name="T251">&gt;</text:span><text:span text:style-name="T252">Picture 2</text:span><text:span text:style-name="T253">&lt;/</text:span><text:span text:style-name="T254">dt</text:span><text:span text:style-name="T255">&gt;</text:span></text:p>
      <text:p text:style-name="P256"><text:span text:style-name="T257">       <text:s/></text:span><text:span text:style-name="T258">&lt;</text:span><text:span text:style-name="T259">br</text:span><text:span text:style-name="T260">&gt;&lt;</text:span><text:span text:style-name="T261">dd</text:span><text:span text:style-name="T262">&gt;</text:span><text:span text:style-name="T263">Picture 3</text:span><text:span text:style-name="T264">&lt;/</text:span><text:span text:style-name="T265">dd</text:span><text:span text:style-name="T266">&gt;</text:span></text:p>
      <text:p text:style-name="P267"><text:span text:style-name="T268">       <text:s/></text:span><text:span text:style-name="T269">&lt;</text:span><text:span text:style-name="T270">br</text:span><text:span text:style-name="T271">&gt;&lt;</text:span><text:span text:style-name="T272">dt</text:span><text:span text:style-name="T273">&gt;</text:span><text:span text:style-name="T274">Picture 4</text:span><text:span text:style-name="T275">&lt;/</text:span><text:span text:style-name="T276">dt</text:span><text:span text:style-name="T277">&gt;</text:span></text:p>
      <text:p text:style-name="P278"><text:span text:style-name="T279">       <text:s/></text:span><text:span text:style-name="T280">&lt;</text:span><text:span text:style-name="T281">br</text:span><text:span text:style-name="T282">&gt;&lt;</text:span><text:span text:style-name="T283">dd</text:span><text:span text:style-name="T284">&gt;</text:span><text:span text:style-name="T285">Picture 5</text:span><text:span text:style-name="T286">&lt;/</text:span><text:span text:style-name="T287">dd</text:span><text:span text:style-name="T288">&gt;</text:span></text:p>
      <text:p text:style-name="P289"><text:span text:style-name="T290">   <text:s/></text:span><text:span text:style-name="T291">&lt;/</text:span><text:span text:style-name="T292">dl</text:span><text:span text:style-name="T293">&gt;</text:span></text:p>
      <text:p text:style-name="P294"/>
      <text:p text:style-name="P295">Q. <text:s/>What is the ‘class ’ attribute in HTML ?</text:p>
      <text:p text:style-name="P296"><text:s/>= The class attribute in HTML is used to specify one or more <text:s/></text:p>
      <text:p text:style-name="P297">Classes for an HTML elements . <text:s/>multiple HTML elements can share the same class.</text:p>
      <text:p text:style-name="P298"/>
      <text:p text:style-name="P299">Q. What is the difference between the ‘id’ attribute and the ‘class’ attribute of HTML elements ?</text:p>
      <text:p text:style-name="P300"><text:span text:style-name="T301">= <text:s/></text:span><text:span text:style-name="T302">id<text:s/></text:span><text:span text:style-name="T303">=</text:span><text:span text:style-name="T304"><text:s/>id attribute is used to uniquely identify an elements on a web page. <text:s/>multiple HTML elements can’t share the same id.</text:span></text:p>
      <text:p text:style-name="P305"/>
      <text:p text:style-name="P306"><text:span text:style-name="T307">Class</text:span><text:span text:style-name="T308">=<text:s/></text:span><text:span text:style-name="T309">The class attribute in HTML is used to specify one or more <text:s/></text:span></text:p>
      <text:soft-page-break/>
      <text:p text:style-name="P310">Classes for an HTML elements . <text:s/>multiple HTML elements can share the same class.</text:p>
      <text:p text:style-name="P311">Q. What are the various formatting tags in HTML ?</text:p>
      <text:p text:style-name="P312">= <text:s/>these tags help define the structure and visual presention of content on a webpage.</text:p>
      <text:p text:style-name="P313"><text:span text:style-name="T314">Formatting tag <text:s/></text:span><text:span text:style-name="T315">=<text:s/></text:span></text:p>
      <text:p text:style-name="P316">&lt;br&gt; , &lt;i&gt; ,&lt;u&gt; ,&lt;strong&gt; ,&lt;sub&gt; ,&lt;sup&gt; ,&lt;mark&gt; <text:s/>,&lt;code&gt;,etc…</text:p>
      <text:p text:style-name="P317"/>
      <text:p text:style-name="P318">Q. How is Cell Pedding different from Cell Spacing ?</text:p>
      <text:p text:style-name="P319"><text:span text:style-name="T320">= <text:s/></text:span><text:span text:style-name="T321">Cell Pedding</text:span><text:span text:style-name="T322"><text:s/></text:span><text:span text:style-name="T323">=<text:s/></text:span><text:span text:style-name="T324">Cell padding controls the space between the content of a table cell and the cell’s border. It determines how much space there is between the content and the edge of the cell.</text:span></text:p>
      <text:p text:style-name="P325"><text:span text:style-name="T326">Cell Spacing =<text:s/></text:span><text:span text:style-name="T327">it defines the space between cells in a table . Increasing cell spacing adds space between adjacent cells.</text:span></text:p>
      <text:p text:style-name="P328">Q. How can we club two or more rows or columns into a single row or column in an HTML table ?</text:p>
      <text:p text:style-name="P329"><text:span text:style-name="T330">=<text:s/></text:span><text:span text:style-name="T331">&lt;/</text:span><text:span text:style-name="T332">head</text:span><text:span text:style-name="T333">&gt;</text:span></text:p>
      <text:p text:style-name="P334"><text:span text:style-name="T335">&lt;</text:span><text:span text:style-name="T336">body</text:span><text:span text:style-name="T337">&gt;</text:span></text:p>
      <text:p text:style-name="P338"><text:span text:style-name="T339">   <text:s/></text:span><text:span text:style-name="T340">&lt;</text:span><text:span text:style-name="T341">table</text:span><text:span text:style-name="T342"><text:s/></text:span><text:span text:style-name="T343">border</text:span><text:span text:style-name="T344">=</text:span><text:span text:style-name="T345">"1"</text:span><text:span text:style-name="T346">&gt;</text:span></text:p>
      <text:p text:style-name="P347"><text:span text:style-name="T348">       <text:s/></text:span><text:span text:style-name="T349">&lt;</text:span><text:span text:style-name="T350">tr</text:span><text:span text:style-name="T351">&gt;</text:span></text:p>
      <text:p text:style-name="P352"><text:span text:style-name="T353">         <text:s/></text:span><text:span text:style-name="T354">&lt;</text:span><text:span text:style-name="T355">td</text:span><text:span text:style-name="T356"><text:s/></text:span><text:span text:style-name="T357">rowspan</text:span><text:span text:style-name="T358">=</text:span><text:span text:style-name="T359">"2"</text:span><text:span text:style-name="T360">&gt;</text:span><text:span text:style-name="T361">Row 1, Col 1</text:span><text:span text:style-name="T362">&lt;/</text:span><text:span text:style-name="T363">td</text:span><text:span text:style-name="T364">&gt;</text:span></text:p>
      <text:p text:style-name="P365"><text:span text:style-name="T366">         <text:s/></text:span><text:span text:style-name="T367">&lt;</text:span><text:span text:style-name="T368">td</text:span><text:span text:style-name="T369">&gt;</text:span><text:span text:style-name="T370">Row 1, Col 2</text:span><text:span text:style-name="T371">&lt;/</text:span><text:span text:style-name="T372">td</text:span><text:span text:style-name="T373">&gt;</text:span></text:p>
      <text:p text:style-name="P374"><text:span text:style-name="T375">         <text:s/></text:span><text:span text:style-name="T376">&lt;</text:span><text:span text:style-name="T377">td</text:span><text:span text:style-name="T378">&gt;</text:span><text:span text:style-name="T379">Row 1, Col 3</text:span><text:span text:style-name="T380">&lt;/</text:span><text:span text:style-name="T381">td</text:span><text:span text:style-name="T382">&gt;</text:span></text:p>
      <text:p text:style-name="P383"><text:span text:style-name="T384">       <text:s/></text:span><text:span text:style-name="T385">&lt;/</text:span><text:span text:style-name="T386">tr</text:span><text:span text:style-name="T387">&gt;</text:span></text:p>
      <text:p text:style-name="P388"><text:span text:style-name="T389">       <text:s/></text:span><text:span text:style-name="T390">&lt;</text:span><text:span text:style-name="T391">tr</text:span><text:span text:style-name="T392">&gt;</text:span></text:p>
      <text:p text:style-name="P393"><text:span text:style-name="T394">         <text:s/></text:span><text:span text:style-name="T395">&lt;</text:span><text:span text:style-name="T396">td</text:span><text:span text:style-name="T397">&gt;</text:span><text:span text:style-name="T398">Row 2, Col 2</text:span><text:span text:style-name="T399">&lt;/</text:span><text:span text:style-name="T400">td</text:span><text:span text:style-name="T401">&gt;</text:span></text:p>
      <text:soft-page-break/>
      <text:p text:style-name="P402"><text:span text:style-name="T403">         <text:s/></text:span><text:span text:style-name="T404">&lt;</text:span><text:span text:style-name="T405">td</text:span><text:span text:style-name="T406">&gt;</text:span><text:span text:style-name="T407">Row 2, Col 3</text:span><text:span text:style-name="T408">&lt;/</text:span><text:span text:style-name="T409">td</text:span><text:span text:style-name="T410">&gt;</text:span></text:p>
      <text:p text:style-name="P411"><text:span text:style-name="T412">       <text:s/></text:span><text:span text:style-name="T413">&lt;/</text:span><text:span text:style-name="T414">tr</text:span><text:span text:style-name="T415">&gt;</text:span></text:p>
      <text:p text:style-name="P416"><text:span text:style-name="T417">     <text:s/></text:span><text:span text:style-name="T418">&lt;/</text:span><text:span text:style-name="T419">table</text:span><text:span text:style-name="T420">&gt;</text:span></text:p>
      <text:p text:style-name="P421"><text:span text:style-name="T422">&lt;/</text:span><text:span text:style-name="T423">body</text:span><text:span text:style-name="T424">&gt;</text:span></text:p>
      <text:p text:style-name="P425">This code would merge the first column into one cell spanning two rows. Similarly , you can use colspan to merge columns.</text:p>
      <text:p text:style-name="P426">Q. What is the difference between a block-level element and an inline element ?</text:p>
      <text:p text:style-name="P427">= Block-level elements typically start on a new line and stretch out to the full width available,</text:p>
      <text:p text:style-name="P428">Inline elements flow within the content and don’t start on a new line , only taking up as much width as necessary.</text:p>
      <text:p text:style-name="P429">Ex.= inline<text:s/></text:p>
      <text:p text:style-name="P430"><text:span text:style-name="T431"><text:s/></text:span><text:span text:style-name="T432">&lt;</text:span><text:span text:style-name="T433">a</text:span><text:span text:style-name="T434"><text:s/></text:span><text:span text:style-name="T435">href</text:span><text:span text:style-name="T436">=</text:span><text:span text:style-name="T437">""</text:span><text:span text:style-name="T438">&gt;&lt;/</text:span><text:span text:style-name="T439">a</text:span><text:span text:style-name="T440">&gt;</text:span></text:p>
      <text:p text:style-name="P441"><text:s/>Block-level</text:p>
      <text:p text:style-name="P442"><text:span text:style-name="T443">&lt;</text:span><text:span text:style-name="T444">h1</text:span><text:span text:style-name="T445">&gt;&lt;</text:span><text:span text:style-name="T446">img</text:span><text:span text:style-name="T447"><text:s/></text:span><text:span text:style-name="T448">src</text:span><text:span text:style-name="T449">=</text:span><text:span text:style-name="T450">"../image/1home 11.jpg"</text:span><text:span text:style-name="T451"><text:s/></text:span><text:span text:style-name="T452">alt</text:span><text:span text:style-name="T453">=</text:span><text:span text:style-name="T454">"1home"</text:span><text:span text:style-name="T455"><text:s/></text:span><text:span text:style-name="T456">height</text:span><text:span text:style-name="T457">=</text:span><text:span text:style-name="T458">"300px"</text:span><text:span text:style-name="T459"><text:s/></text:span><text:span text:style-name="T460">width</text:span><text:span text:style-name="T461">=</text:span><text:span text:style-name="T462">"30%"</text:span><text:span text:style-name="T463"><text:s/></text:span><text:span text:style-name="T464">&gt;</text:span><text:span text:style-name="T465"><text:s/></text:span><text:span text:style-name="T466">&lt;</text:span><text:span text:style-name="T467">a</text:span><text:span text:style-name="T468"><text:s/></text:span><text:span text:style-name="T469">href</text:span><text:span text:style-name="T470">=</text:span><text:span text:style-name="T471">""</text:span><text:span text:style-name="T472">&gt;&lt;/</text:span><text:span text:style-name="T473">a</text:span><text:span text:style-name="T474">&gt;&lt;/</text:span><text:span text:style-name="T475">h1</text:span><text:span text:style-name="T476">&gt;</text:span></text:p>
      <text:p text:style-name="P477"/>
      <text:p text:style-name="P478">Q. <text:s/>How to create a Hyperlink in HTML ?</text:p>
      <text:p text:style-name="P479">= <text:s/>Use the anchor &lt;a&gt; tag .</text:p>
      <text:p text:style-name="P480">Ex.=</text:p>
      <text:p text:style-name="P481"><text:span text:style-name="T482"> </text:span><text:span text:style-name="T483">&lt;</text:span><text:span text:style-name="T484">li</text:span><text:span text:style-name="T485">&gt;&lt;</text:span><text:span text:style-name="T486">a</text:span><text:span text:style-name="T487"><text:s/></text:span><text:span text:style-name="T488">href</text:span><text:span text:style-name="T489">=</text:span><text:span text:style-name="T490">"home.html"</text:span><text:span text:style-name="T491"><text:s/></text:span><text:span text:style-name="T492">target</text:span><text:span text:style-name="T493">=</text:span><text:span text:style-name="T494">"page"</text:span><text:span text:style-name="T495">&gt;</text:span><text:span text:style-name="T496">Home</text:span><text:span text:style-name="T497">&lt;/</text:span><text:span text:style-name="T498">li</text:span><text:span text:style-name="T499">&gt;&lt;/</text:span><text:span text:style-name="T500">a</text:span><text:span text:style-name="T501">&gt;</text:span></text:p>
      <text:p text:style-name="P502">“Home” the text <text:s/>want to display for the hyperlink .</text:p>
      <text:p text:style-name="P503">Q. What is the use of an iframe tag ?</text:p>
      <text:p text:style-name="P504">= The &lt;iframe&gt; tag in HTML is used <text:s/>to embed another HTML<text:s/><text:soft-page-break/>document within the current document . it’s commonly used for embedding content like maps, videos , documents from another website.</text:p>
      <text:p text:style-name="P505">Q What is the use of a span tag ? Explain with example ?</text:p>
      <text:p text:style-name="P506">= The &lt;span&gt; tag in HTML is used to apply styles to lnline elements without changing the structure,</text:p>
      <text:p text:style-name="Normal">Ex.=<text:s/></text:p>
      <text:p text:style-name="P507"><text:span text:style-name="T508">     <text:s/></text:span><text:span text:style-name="T509">&lt;</text:span><text:span text:style-name="T510">p</text:span><text:span text:style-name="T511">&gt;</text:span><text:span text:style-name="T512"><text:s/>welcome to my  </text:span><text:span text:style-name="T513">&lt;</text:span><text:span text:style-name="T514">span</text:span><text:span text:style-name="T515"><text:s/></text:span><text:span text:style-name="T516">style</text:span><text:span text:style-name="T517">=</text:span><text:span text:style-name="T518">"color: red;"</text:span><text:span text:style-name="T519">&gt;</text:span><text:span text:style-name="T520">show<text:s/></text:span><text:span text:style-name="T521">&lt;/</text:span><text:span text:style-name="T522">span</text:span><text:span text:style-name="T523">&gt;</text:span><text:span text:style-name="T524"><text:s/></text:span><text:span text:style-name="T525">&lt;/</text:span><text:span text:style-name="T526">p</text:span><text:span text:style-name="T527">&gt;</text:span></text:p>
      <text:p text:style-name="P528"><text:span text:style-name="T529">welcome to my </text:span><text:span text:style-name="T530">show</text:span></text:p>
      <text:p text:style-name="P531">the world “show” will displayed in red color <text:s/>used the &lt;span&gt; tag and <text:s/>color <text:s/>attribute applied to it.</text:p>
      <text:p text:style-name="P532"/>
      <text:p text:style-name="P533">Q. = How to insert a picture into a background image of a web page ?</text:p>
      <text:p text:style-name="P534">= Insert a picture into background image of a web page, we can use css.<text:s/></text:p>
      <text:p text:style-name="P535">Background -image ,and then a picture is inserted as a background image in <text:s/>an HTML element with the<text:s/></text:p>
      <text:p text:style-name="P536">Class .picture we can adjust the background size ,width and height properties as needed.</text:p>
      <text:p text:style-name="P537">Ex.=</text:p>
      <text:p text:style-name="P538"><text:span text:style-name="T539"><text:s/></text:span><text:span text:style-name="T540">body {</text:span></text:p>
      <text:p text:style-name="P541">        background-image: url('background-image.jpg');</text:p>
      <text:p text:style-name="P542">        background-size: cover; /* Adjust as needed */</text:p>
      <text:soft-page-break/>
      <text:p text:style-name="P543">    }</text:p>
      <text:p text:style-name="P544">   <text:s/></text:p>
      <text:p text:style-name="P545">    /* Optionally, you can style the image further */</text:p>
      <text:p text:style-name="P546">    .picture {</text:p>
      <text:p text:style-name="P547">        background-image: url('picture.jpg');</text:p>
      <text:p text:style-name="P548">        background-size: contain; /* Adjust as needed */</text:p>
      <text:p text:style-name="P549">        width: 100px; /* Adjust as needed */</text:p>
      <text:p text:style-name="P550">        height: 100px; /* Adjust as needed */</text:p>
      <text:p text:style-name="P551">    }</text:p>
      <text:p text:style-name="P552"/>
      <text:p text:style-name="P553">Q.= How are active links different from normal link?</text:p>
      <text:p text:style-name="P554">= Active links, also known as hyperlink, are links that are click</text:p>
      <text:p text:style-name="P555">And lead to another location , such as another webpage or a file . Normal links, on the other hand , are simply text or elements that indicate a connection <text:s/>to another location but<text:s/></text:p>
      <text:p text:style-name="P556">Are not interactive or clickable. Essentially, <text:s/>active links allow users to navigate to other resources or pages, while normal links are static and don’t have that functionality.</text:p>
      <text:p text:style-name="P557"/>
      <text:p text:style-name="P558">Q.= What are the different tags to separate sections of text?</text:p>
      <text:p text:style-name="P559">= In HTML ,we can use various tags to separate sections of text:</text:p>
      <text:p text:style-name="P560">&lt;div&gt;, &lt;p&gt; , &lt;h1&gt; to &lt;h6&gt; , &lt;section&gt; , &lt;article&gt; , &lt;header&gt; ,<text:s/></text:p>
      <text:p text:style-name="P561">&lt;footer&gt; , &lt;aside&gt; , &lt;blockquote&gt; .</text:p>
      <text:p text:style-name="P562"/>
      <text:soft-page-break/>
      <text:p text:style-name="P563">Q.= What is SVG ?</text:p>
      <text:p text:style-name="P564">= SVG stands for Scalable Vector Graphics. It’s a markup language used to describe two -dimensional vector graphics. SVG file are XML -based and can be scaled to any size without losing quality, making them ideal for logos, icons, illustration, and other graphics on the web.</text:p>
      <text:p text:style-name="P565"/>
      <text:p text:style-name="P566">Q.= <text:s/>What is difference between HTML and XHTML ?</text:p>
      <text:p text:style-name="P567"><text:span text:style-name="T568">=<text:s/></text:span><text:span text:style-name="T569">HTML – Hypertext Markup Language .</text:span></text:p>
      <text:p text:style-name="P570">XHTML – Extensible <text:s/>Hypertext Markup Language .</text:p>
      <text:p text:style-name="P571">Both markup languages used for creating and displaying web pages.</text:p>
      <text:p text:style-name="P572">The main difference between them is the syntax and structure : HTML is more lenient in its syntax, while XHTML has a more strict syntax and follows XML rules.</text:p>
      <text:p text:style-name="P573"/>
      <text:p text:style-name="P574">Q.= <text:s/>What are logical and physical tags in HTML ?</text:p>
      <text:p text:style-name="P575"><text:span text:style-name="T576">=<text:s/></text:span><text:span text:style-name="T577"><text:s/>Logical tags – logical tags refer to elements that define the structure and semantics of a web page ,</text:span></text:p>
      <text:p text:style-name="P578"><text:span text:style-name="T579">Ex.=</text:span><text:span text:style-name="T580"><text:s/>&lt;header&gt; ,&lt;nav&gt; , &lt;footer&gt; ,&lt;section&gt; , &lt;article&gt; , etc..</text:span></text:p>
      <text:p text:style-name="P581">Physical tags – physical tags refer to elements that define how content should be displayed .</text:p>
      <text:soft-page-break/>
      <text:p text:style-name="P582">Ex.= &lt;b&gt; blod , &lt;i&gt; italic , &lt;u&gt; underline ,etc..</text:p>
      <text:p text:style-name="P583"/>
      <text:p text:style-name="P584"><text:s/></text:p>
      <text:p text:style-name="P585"/>
      <text:p text:style-name="P586"/>
      <text:p text:style-name="P587"/>
      <text:p text:style-name="P588"/>
      <text:p text:style-name="P589"/>
      <text:p text:style-name="P590"/>
      <text:p text:style-name="P591"/>
      <text:p text:style-name="P592"/>
      <text:p text:style-name="P593"/>
      <text:p text:style-name="P594"/>
      <text:p text:style-name="P595"/>
      <text:p text:style-name="P596"/>
      <text:p text:style-name="P597"/>
      <text:p text:style-name="P598"/>
      <text:p text:style-name="P599"/>
      <text:p text:style-name="P600"/>
      <text:p text:style-name="P601"/>
      <text:p text:style-name="P602"><text:span text:style-name="T603"><text:s text:c="3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DELL</meta:initial-creator>
    <dc:creator>ujjwal dave</dc:creator>
    <meta:creation-date>2024-04-12T15:43:00Z</meta:creation-date>
    <dc:date>2024-04-19T07:05:00Z</dc:date>
    <meta:template xlink:href="Normal" xlink:type="simple"/>
    <meta:editing-cycles>7</meta:editing-cycles>
    <meta:editing-duration>PT23160S</meta:editing-duration>
    <meta:document-statistic meta:page-count="9" meta:paragraph-count="14" meta:word-count="1052" meta:character-count="7035" meta:row-count="49" meta:non-whitespace-character-count="5997"/>
  </office:meta>
</office:document-meta>
</file>